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68ae5c" officeooo:paragraph-rsid="0068ae5c"/>
    </style:style>
    <style:style style:name="P2" style:family="paragraph" style:parent-style-name="Standard">
      <style:text-properties officeooo:rsid="0007b1a6" officeooo:paragraph-rsid="0007b1a6"/>
    </style:style>
    <style:style style:name="P3" style:family="paragraph" style:parent-style-name="Standard">
      <style:text-properties officeooo:rsid="0007ea31" officeooo:paragraph-rsid="0007ea31"/>
    </style:style>
    <style:style style:name="P4" style:family="paragraph" style:parent-style-name="Standard">
      <style:text-properties officeooo:rsid="00080c95" officeooo:paragraph-rsid="0007ea31"/>
    </style:style>
    <style:style style:name="P5" style:family="paragraph" style:parent-style-name="Standard">
      <style:text-properties officeooo:rsid="0009a4fe" officeooo:paragraph-rsid="0009a4fe"/>
    </style:style>
    <style:style style:name="P6" style:family="paragraph" style:parent-style-name="Standard">
      <style:text-properties officeooo:rsid="0009ba1a" officeooo:paragraph-rsid="0009ba1a"/>
    </style:style>
    <style:style style:name="P7" style:family="paragraph" style:parent-style-name="Standard">
      <style:text-properties officeooo:rsid="000ade94" officeooo:paragraph-rsid="000ade94"/>
    </style:style>
    <style:style style:name="P8" style:family="paragraph" style:parent-style-name="Standard">
      <style:text-properties officeooo:rsid="000c68aa" officeooo:paragraph-rsid="000c68aa"/>
    </style:style>
    <style:style style:name="P9" style:family="paragraph" style:parent-style-name="Standard">
      <style:text-properties officeooo:rsid="000dd01b" officeooo:paragraph-rsid="000dd01b"/>
    </style:style>
    <style:style style:name="P10" style:family="paragraph" style:parent-style-name="Standard">
      <style:text-properties officeooo:rsid="0010f45b" officeooo:paragraph-rsid="0010f45b"/>
    </style:style>
    <style:style style:name="P11" style:family="paragraph" style:parent-style-name="Standard">
      <style:text-properties officeooo:rsid="0013c390" officeooo:paragraph-rsid="0013c390"/>
    </style:style>
    <style:style style:name="P12" style:family="paragraph" style:parent-style-name="Standard">
      <style:text-properties officeooo:rsid="0015141f" officeooo:paragraph-rsid="0015141f"/>
    </style:style>
    <style:style style:name="P13" style:family="paragraph" style:parent-style-name="Standard">
      <style:text-properties fo:font-variant="normal" fo:text-transform="none" fo:color="#2a2a40" style:font-name="Liberation Serif" fo:font-size="12pt" fo:letter-spacing="normal" fo:font-style="normal" fo:font-weight="normal" officeooo:rsid="001a4c3e" officeooo:paragraph-rsid="001b20df" style:font-size-asian="12pt" style:font-weight-asian="bold" style:font-size-complex="12pt" style:font-weight-complex="bold"/>
    </style:style>
    <style:style style:name="P14" style:family="paragraph" style:parent-style-name="Standard">
      <style:text-properties fo:font-variant="normal" fo:text-transform="none" fo:color="#2a2a40" style:font-name="Liberation Serif" fo:font-size="12pt" fo:letter-spacing="normal" fo:font-style="normal" fo:font-weight="normal" officeooo:rsid="001a4c3e" officeooo:paragraph-rsid="001a4c3e" style:font-size-asian="12pt" style:font-weight-asian="normal" style:font-size-complex="12pt" style:font-weight-complex="normal"/>
    </style:style>
    <style:style style:name="P15" style:family="paragraph" style:parent-style-name="Standard">
      <style:text-properties fo:font-variant="normal" fo:text-transform="none" fo:color="#2a2a40" style:font-name="Liberation Serif" fo:font-size="12pt" fo:letter-spacing="normal" fo:font-style="normal" fo:font-weight="normal" officeooo:rsid="001a4c3e" officeooo:paragraph-rsid="001b20df" style:font-size-asian="12pt" style:font-weight-asian="normal" style:font-size-complex="12pt" style:font-weight-complex="normal"/>
    </style:style>
    <style:style style:name="P16" style:family="paragraph" style:parent-style-name="Standard">
      <style:text-properties fo:font-variant="normal" fo:text-transform="none" fo:color="#2a2a40" style:font-name="Liberation Serif" fo:font-size="12pt" fo:letter-spacing="normal" fo:font-style="normal" fo:font-weight="normal" officeooo:rsid="001b20df" officeooo:paragraph-rsid="001b20df" style:font-size-asian="12pt" style:font-weight-asian="normal" style:font-size-complex="12pt" style:font-weight-complex="normal"/>
    </style:style>
    <style:style style:name="P17" style:family="paragraph" style:parent-style-name="Standard">
      <style:paragraph-properties>
        <style:tab-stops>
          <style:tab-stop style:position="11.217cm"/>
        </style:tab-stops>
      </style:paragraph-properties>
      <style:text-properties fo:font-variant="normal" fo:text-transform="none" fo:color="#2a2a40" style:font-name="Liberation Serif" fo:font-size="12pt" fo:letter-spacing="normal" fo:font-style="normal" fo:font-weight="normal" officeooo:rsid="001b20df" officeooo:paragraph-rsid="001b20df" style:font-size-asian="12pt" style:font-weight-asian="normal" style:font-size-complex="12pt" style:font-weight-complex="normal"/>
    </style:style>
    <style:style style:name="P18" style:family="paragraph" style:parent-style-name="Standard">
      <style:text-properties fo:font-variant="normal" fo:text-transform="none" fo:color="#2a2a40" style:font-name="Liberation Serif" fo:font-size="12pt" fo:letter-spacing="normal" fo:font-style="normal" fo:font-weight="normal" officeooo:rsid="001cb2f7" officeooo:paragraph-rsid="001cb2f7" style:font-size-asian="12pt" style:font-weight-asian="normal" style:font-size-complex="12pt" style:font-weight-complex="normal"/>
    </style:style>
    <style:style style:name="P19" style:family="paragraph" style:parent-style-name="Standard">
      <style:text-properties fo:font-variant="normal" fo:text-transform="none" fo:color="#2a2a40" style:font-name="Liberation Serif" fo:font-size="12pt" fo:letter-spacing="normal" fo:font-style="normal" fo:font-weight="normal" officeooo:rsid="001e6626" officeooo:paragraph-rsid="001e6626" style:font-size-asian="12pt" style:font-weight-asian="normal" style:font-size-complex="12pt" style:font-weight-complex="normal"/>
    </style:style>
    <style:style style:name="P20" style:family="paragraph" style:parent-style-name="Standard">
      <style:text-properties fo:font-variant="normal" fo:text-transform="none" fo:color="#2a2a40" style:font-name="Liberation Serif" fo:font-size="12pt" fo:letter-spacing="normal" fo:font-style="normal" fo:font-weight="normal" officeooo:rsid="001fc30e" officeooo:paragraph-rsid="001fc30e" style:font-size-asian="12pt" style:font-weight-asian="normal" style:font-size-complex="12pt" style:font-weight-complex="normal"/>
    </style:style>
    <style:style style:name="P21" style:family="paragraph" style:parent-style-name="Standard">
      <style:text-properties fo:font-variant="normal" fo:text-transform="none" fo:color="#2a2a40" style:font-name="Liberation Serif" fo:font-size="12pt" fo:letter-spacing="normal" fo:font-style="normal" fo:font-weight="normal" officeooo:rsid="002120b9" officeooo:paragraph-rsid="002120b9" style:font-size-asian="12pt" style:font-weight-asian="normal" style:font-size-complex="12pt" style:font-weight-complex="normal"/>
    </style:style>
    <style:style style:name="P22" style:family="paragraph" style:parent-style-name="Standard">
      <style:text-properties fo:font-variant="normal" fo:text-transform="none" fo:color="#2a2a40" style:font-name="Liberation Serif" fo:font-size="12pt" fo:letter-spacing="normal" fo:font-style="normal" fo:font-weight="normal" officeooo:rsid="0023203f" officeooo:paragraph-rsid="0023203f" style:font-size-asian="12pt" style:font-weight-asian="normal" style:font-size-complex="12pt" style:font-weight-complex="normal"/>
    </style:style>
    <style:style style:name="P23" style:family="paragraph" style:parent-style-name="Standard">
      <style:text-properties fo:font-variant="normal" fo:text-transform="none" fo:color="#2a2a40" style:font-name="Liberation Serif" fo:font-size="12pt" fo:letter-spacing="normal" fo:font-style="normal" fo:font-weight="normal" officeooo:rsid="0024b7da" officeooo:paragraph-rsid="0024b7da" style:font-size-asian="12pt" style:font-weight-asian="normal" style:font-size-complex="12pt" style:font-weight-complex="normal"/>
    </style:style>
    <style:style style:name="P24" style:family="paragraph" style:parent-style-name="Standard">
      <style:text-properties fo:font-variant="normal" fo:text-transform="none" fo:color="#2a2a40" style:font-name="Liberation Serif" fo:font-size="12pt" fo:letter-spacing="normal" fo:font-style="normal" fo:font-weight="normal" officeooo:rsid="00267232" officeooo:paragraph-rsid="0024b7da" style:font-size-asian="12pt" style:font-weight-asian="normal" style:font-size-complex="12pt" style:font-weight-complex="normal"/>
    </style:style>
    <style:style style:name="P25" style:family="paragraph" style:parent-style-name="Standard">
      <style:text-properties fo:font-variant="normal" fo:text-transform="none" fo:color="#2a2a40" style:font-name="Liberation Serif" fo:font-size="12pt" fo:letter-spacing="normal" fo:font-style="normal" fo:font-weight="normal" officeooo:rsid="00267232" officeooo:paragraph-rsid="00267232" style:font-size-asian="12pt" style:font-weight-asian="normal" style:font-size-complex="12pt" style:font-weight-complex="normal"/>
    </style:style>
    <style:style style:name="P26" style:family="paragraph" style:parent-style-name="Standard">
      <style:text-properties fo:font-variant="normal" fo:text-transform="none" fo:color="#2a2a40" style:font-name="Liberation Serif" fo:font-size="12pt" fo:letter-spacing="normal" fo:font-style="normal" fo:font-weight="normal" officeooo:rsid="00281c65" officeooo:paragraph-rsid="00267232" style:font-size-asian="12pt" style:font-weight-asian="normal" style:font-size-complex="12pt" style:font-weight-complex="normal"/>
    </style:style>
    <style:style style:name="P27" style:family="paragraph" style:parent-style-name="Standard">
      <style:text-properties fo:font-variant="normal" fo:text-transform="none" fo:color="#2a2a40" style:font-name="Liberation Serif" fo:font-size="12pt" fo:letter-spacing="normal" fo:font-style="normal" fo:font-weight="normal" officeooo:rsid="00281c65" officeooo:paragraph-rsid="00281c65" style:font-size-asian="12pt" style:font-weight-asian="normal" style:font-size-complex="12pt" style:font-weight-complex="normal"/>
    </style:style>
    <style:style style:name="P28" style:family="paragraph" style:parent-style-name="Standard">
      <style:text-properties fo:font-variant="normal" fo:text-transform="none" fo:color="#2a2a40" style:font-name="Liberation Serif" fo:font-size="12pt" fo:letter-spacing="normal" fo:font-style="normal" fo:font-weight="normal" officeooo:rsid="002916c1" officeooo:paragraph-rsid="002916c1" style:font-size-asian="12pt" style:font-weight-asian="normal" style:font-size-complex="12pt" style:font-weight-complex="normal"/>
    </style:style>
    <style:style style:name="P29" style:family="paragraph" style:parent-style-name="Standard">
      <style:text-properties fo:font-variant="normal" fo:text-transform="none" fo:color="#2a2a40" style:font-name="Liberation Serif" fo:font-size="12pt" fo:letter-spacing="normal" fo:font-style="normal" fo:font-weight="normal" officeooo:rsid="0029f73f" officeooo:paragraph-rsid="0029f73f" style:font-size-asian="12pt" style:font-weight-asian="normal" style:font-size-complex="12pt" style:font-weight-complex="normal"/>
    </style:style>
    <style:style style:name="P30" style:family="paragraph" style:parent-style-name="Standard">
      <style:text-properties fo:font-variant="normal" fo:text-transform="none" fo:color="#2a2a40" style:font-name="Liberation Serif" fo:font-size="12pt" fo:letter-spacing="normal" fo:font-style="normal" fo:font-weight="normal" officeooo:rsid="002bbb09" officeooo:paragraph-rsid="002bbb09" style:font-size-asian="12pt" style:font-weight-asian="normal" style:font-size-complex="12pt" style:font-weight-complex="normal"/>
    </style:style>
    <style:style style:name="P31" style:family="paragraph" style:parent-style-name="Standard">
      <style:text-properties fo:font-variant="normal" fo:text-transform="none" fo:color="#2a2a40" style:font-name="Liberation Serif" fo:font-size="12pt" fo:letter-spacing="normal" fo:font-style="normal" fo:font-weight="normal" officeooo:rsid="002e6de8" officeooo:paragraph-rsid="002e6de8" style:font-size-asian="12pt" style:font-weight-asian="normal" style:font-size-complex="12pt" style:font-weight-complex="normal"/>
    </style:style>
    <style:style style:name="P32" style:family="paragraph" style:parent-style-name="Standard">
      <style:text-properties fo:font-variant="normal" fo:text-transform="none" fo:color="#2a2a40" style:font-name="Liberation Serif" fo:font-size="12pt" fo:letter-spacing="normal" fo:font-style="normal" fo:font-weight="normal" officeooo:rsid="002f5c66" officeooo:paragraph-rsid="002f5c66" style:font-size-asian="12pt" style:font-weight-asian="normal" style:font-size-complex="12pt" style:font-weight-complex="normal"/>
    </style:style>
    <style:style style:name="P33" style:family="paragraph" style:parent-style-name="Standard">
      <style:text-properties fo:font-variant="normal" fo:text-transform="none" fo:color="#2a2a40" style:font-name="Liberation Serif" fo:font-size="12pt" fo:letter-spacing="normal" fo:font-style="normal" fo:font-weight="normal" officeooo:rsid="00303ad6" officeooo:paragraph-rsid="00303ad6" style:font-size-asian="12pt" style:font-weight-asian="normal" style:font-size-complex="12pt" style:font-weight-complex="normal"/>
    </style:style>
    <style:style style:name="P34" style:family="paragraph" style:parent-style-name="Standard">
      <style:text-properties fo:font-variant="normal" fo:text-transform="none" fo:color="#2a2a40" style:font-name="Liberation Serif" fo:font-size="12pt" fo:letter-spacing="normal" fo:font-style="normal" fo:font-weight="normal" officeooo:rsid="00320a1f" officeooo:paragraph-rsid="00320a1f" style:font-size-asian="12pt" style:font-weight-asian="normal" style:font-size-complex="12pt" style:font-weight-complex="normal"/>
    </style:style>
    <style:style style:name="P35" style:family="paragraph" style:parent-style-name="Standard">
      <style:text-properties fo:font-variant="normal" fo:text-transform="none" fo:color="#2a2a40" style:font-name="Liberation Serif" fo:font-size="12pt" fo:letter-spacing="normal" fo:font-style="normal" fo:font-weight="normal" officeooo:rsid="0033790d" officeooo:paragraph-rsid="0033790d" style:font-size-asian="12pt" style:font-weight-asian="normal" style:font-size-complex="12pt" style:font-weight-complex="normal"/>
    </style:style>
    <style:style style:name="P36" style:family="paragraph" style:parent-style-name="Standard">
      <style:text-properties fo:font-variant="normal" fo:text-transform="none" fo:color="#2a2a40" style:font-name="Liberation Serif" fo:font-size="12pt" fo:letter-spacing="normal" fo:font-style="normal" fo:font-weight="normal" officeooo:rsid="003532ee" officeooo:paragraph-rsid="003532ee" style:font-size-asian="12pt" style:font-weight-asian="normal" style:font-size-complex="12pt" style:font-weight-complex="normal"/>
    </style:style>
    <style:style style:name="P37" style:family="paragraph" style:parent-style-name="Standard">
      <style:text-properties fo:font-variant="normal" fo:text-transform="none" fo:color="#2a2a40" style:font-name="Liberation Serif" fo:font-size="12pt" fo:letter-spacing="normal" fo:font-style="normal" fo:font-weight="normal" officeooo:rsid="0036a74a" officeooo:paragraph-rsid="0036a74a" style:font-size-asian="12pt" style:font-weight-asian="normal" style:font-size-complex="12pt" style:font-weight-complex="normal"/>
    </style:style>
    <style:style style:name="P38" style:family="paragraph" style:parent-style-name="Standard">
      <style:text-properties fo:font-variant="normal" fo:text-transform="none" fo:color="#2a2a40" style:font-name="Liberation Serif" fo:font-size="12pt" fo:letter-spacing="normal" fo:font-style="normal" fo:font-weight="normal" officeooo:rsid="003703a5" officeooo:paragraph-rsid="003703a5" style:font-size-asian="12pt" style:font-weight-asian="normal" style:font-size-complex="12pt" style:font-weight-complex="normal"/>
    </style:style>
    <style:style style:name="P39" style:family="paragraph" style:parent-style-name="Standard">
      <style:text-properties fo:font-variant="normal" fo:text-transform="none" fo:color="#2a2a40" style:font-name="Liberation Serif" fo:font-size="12pt" fo:letter-spacing="normal" fo:font-style="normal" fo:font-weight="normal" officeooo:rsid="00374b9a" officeooo:paragraph-rsid="00374b9a" style:font-size-asian="12pt" style:font-weight-asian="normal" style:font-size-complex="12pt" style:font-weight-complex="normal"/>
    </style:style>
    <style:style style:name="P40" style:family="paragraph" style:parent-style-name="Standard">
      <style:text-properties fo:font-variant="normal" fo:text-transform="none" fo:color="#2a2a40" style:font-name="Liberation Serif" fo:font-size="12pt" fo:letter-spacing="normal" fo:font-style="normal" fo:font-weight="normal" officeooo:rsid="00378590" officeooo:paragraph-rsid="00378590" style:font-size-asian="12pt" style:font-weight-asian="normal" style:font-size-complex="12pt" style:font-weight-complex="normal"/>
    </style:style>
    <style:style style:name="P41" style:family="paragraph" style:parent-style-name="Standard">
      <style:text-properties fo:font-variant="normal" fo:text-transform="none" fo:color="#2a2a40" style:font-name="Liberation Serif" fo:font-size="12pt" fo:letter-spacing="normal" fo:font-style="normal" fo:font-weight="normal" officeooo:rsid="00379d31" officeooo:paragraph-rsid="00379d31" style:font-size-asian="12pt" style:font-weight-asian="normal" style:font-size-complex="12pt" style:font-weight-complex="normal"/>
    </style:style>
    <style:style style:name="P42" style:family="paragraph" style:parent-style-name="Standard">
      <style:text-properties fo:font-variant="normal" fo:text-transform="none" fo:color="#2a2a40" style:font-name="Liberation Serif" fo:font-size="12pt" fo:letter-spacing="normal" fo:font-style="normal" fo:font-weight="normal" officeooo:rsid="0037c384" officeooo:paragraph-rsid="00379d31" style:font-size-asian="12pt" style:font-weight-asian="normal" style:font-size-complex="12pt" style:font-weight-complex="normal"/>
    </style:style>
    <style:style style:name="P43" style:family="paragraph" style:parent-style-name="Standard">
      <style:text-properties fo:font-variant="normal" fo:text-transform="none" fo:color="#2a2a40" style:font-name="Liberation Serif" fo:font-size="12pt" fo:letter-spacing="normal" fo:font-style="normal" fo:font-weight="normal" officeooo:rsid="00383064" officeooo:paragraph-rsid="00383064" style:font-size-asian="12pt" style:font-weight-asian="normal" style:font-size-complex="12pt" style:font-weight-complex="normal"/>
    </style:style>
    <style:style style:name="P44" style:family="paragraph" style:parent-style-name="Standard">
      <style:text-properties fo:font-variant="normal" fo:text-transform="none" fo:color="#2a2a40" style:font-name="Liberation Serif" fo:font-size="12pt" fo:letter-spacing="normal" fo:font-style="normal" fo:font-weight="normal" officeooo:rsid="0038382c" officeooo:paragraph-rsid="0038382c" style:font-size-asian="12pt" style:font-weight-asian="normal" style:font-size-complex="12pt" style:font-weight-complex="normal"/>
    </style:style>
    <style:style style:name="P45" style:family="paragraph" style:parent-style-name="Standard">
      <style:text-properties fo:font-variant="normal" fo:text-transform="none" fo:color="#2a2a40" style:font-name="Liberation Serif" fo:font-size="12pt" fo:letter-spacing="normal" fo:font-style="normal" fo:font-weight="normal" officeooo:rsid="003995bc" officeooo:paragraph-rsid="003995bc" style:font-size-asian="12pt" style:font-weight-asian="normal" style:font-size-complex="12pt" style:font-weight-complex="normal"/>
    </style:style>
    <style:style style:name="P46" style:family="paragraph" style:parent-style-name="Standard">
      <style:text-properties fo:font-variant="normal" fo:text-transform="none" fo:color="#2a2a40" style:font-name="Liberation Serif" fo:font-size="12pt" fo:letter-spacing="normal" fo:font-style="normal" fo:font-weight="normal" officeooo:rsid="003a17b1" officeooo:paragraph-rsid="003a17b1" style:font-size-asian="12pt" style:font-weight-asian="normal" style:font-size-complex="12pt" style:font-weight-complex="normal"/>
    </style:style>
    <style:style style:name="P47" style:family="paragraph" style:parent-style-name="Standard">
      <style:text-properties fo:font-variant="normal" fo:text-transform="none" fo:color="#2a2a40" style:font-name="Liberation Serif" fo:font-size="12pt" fo:letter-spacing="normal" fo:font-style="normal" fo:font-weight="normal" officeooo:rsid="003af914" officeooo:paragraph-rsid="003af914" style:font-size-asian="12pt" style:font-weight-asian="normal" style:font-size-complex="12pt" style:font-weight-complex="normal"/>
    </style:style>
    <style:style style:name="P48" style:family="paragraph" style:parent-style-name="Standard">
      <style:text-properties fo:font-variant="normal" fo:text-transform="none" fo:color="#2a2a40" style:font-name="Liberation Serif" fo:font-size="12pt" fo:letter-spacing="normal" fo:font-style="normal" fo:font-weight="normal" officeooo:rsid="003c187f" officeooo:paragraph-rsid="003c187f" style:font-size-asian="12pt" style:font-weight-asian="normal" style:font-size-complex="12pt" style:font-weight-complex="normal"/>
    </style:style>
    <style:style style:name="P49" style:family="paragraph" style:parent-style-name="Standard">
      <style:text-properties fo:font-variant="normal" fo:text-transform="none" fo:color="#2a2a40" style:font-name="Liberation Serif" fo:font-size="12pt" fo:letter-spacing="normal" fo:font-style="normal" fo:font-weight="normal" officeooo:rsid="003c4405" officeooo:paragraph-rsid="003c4405" style:font-size-asian="12pt" style:font-weight-asian="normal" style:font-size-complex="12pt" style:font-weight-complex="normal"/>
    </style:style>
    <style:style style:name="P50" style:family="paragraph" style:parent-style-name="Standard">
      <style:text-properties fo:font-variant="normal" fo:text-transform="none" fo:color="#2a2a40" style:font-name="Liberation Serif" fo:font-size="12pt" fo:letter-spacing="normal" fo:font-style="normal" fo:font-weight="normal" officeooo:rsid="003d9dda" officeooo:paragraph-rsid="003d9dda" style:font-size-asian="12pt" style:font-weight-asian="normal" style:font-size-complex="12pt" style:font-weight-complex="normal"/>
    </style:style>
    <style:style style:name="P51" style:family="paragraph" style:parent-style-name="Standard">
      <style:text-properties fo:font-variant="normal" fo:text-transform="none" fo:color="#2a2a40" style:font-name="Liberation Serif" fo:font-size="12pt" fo:letter-spacing="normal" fo:font-style="normal" fo:font-weight="normal" officeooo:rsid="003df653" officeooo:paragraph-rsid="003df653" style:font-size-asian="12pt" style:font-weight-asian="normal" style:font-size-complex="12pt" style:font-weight-complex="normal"/>
    </style:style>
    <style:style style:name="P52" style:family="paragraph" style:parent-style-name="Standard">
      <style:text-properties fo:font-variant="normal" fo:text-transform="none" fo:color="#2a2a40" style:font-name="Liberation Serif" fo:font-size="12pt" fo:letter-spacing="normal" fo:font-style="normal" fo:font-weight="normal" officeooo:rsid="003fa6fa" officeooo:paragraph-rsid="003fa6fa" style:font-size-asian="12pt" style:font-weight-asian="normal" style:font-size-complex="12pt" style:font-weight-complex="normal"/>
    </style:style>
    <style:style style:name="P53" style:family="paragraph" style:parent-style-name="Standard">
      <style:text-properties fo:font-variant="normal" fo:text-transform="none" fo:color="#2a2a40" style:font-name="Liberation Serif" fo:font-size="12pt" fo:letter-spacing="normal" fo:font-style="normal" fo:font-weight="normal" officeooo:rsid="00411480" officeooo:paragraph-rsid="00411480" style:font-size-asian="12pt" style:font-weight-asian="normal" style:font-size-complex="12pt" style:font-weight-complex="normal"/>
    </style:style>
    <style:style style:name="P54" style:family="paragraph" style:parent-style-name="Standard">
      <style:text-properties fo:font-variant="normal" fo:text-transform="none" fo:color="#2a2a40" style:font-name="Liberation Serif" fo:font-size="12pt" fo:letter-spacing="normal" fo:font-style="normal" fo:font-weight="normal" officeooo:rsid="004148cd" officeooo:paragraph-rsid="004148cd" style:font-size-asian="12pt" style:font-weight-asian="normal" style:font-size-complex="12pt" style:font-weight-complex="normal"/>
    </style:style>
    <style:style style:name="P55" style:family="paragraph" style:parent-style-name="Standard">
      <style:text-properties fo:font-variant="normal" fo:text-transform="none" fo:color="#2a2a40" style:font-name="Liberation Serif" fo:font-size="12pt" fo:letter-spacing="normal" fo:font-style="normal" fo:font-weight="normal" officeooo:rsid="00445a4f" officeooo:paragraph-rsid="00445a4f" style:font-size-asian="12pt" style:font-weight-asian="normal" style:font-size-complex="12pt" style:font-weight-complex="normal"/>
    </style:style>
    <style:style style:name="P56" style:family="paragraph" style:parent-style-name="Standard">
      <style:text-properties fo:font-variant="normal" fo:text-transform="none" fo:color="#2a2a40" style:font-name="Liberation Serif" fo:font-size="12pt" fo:letter-spacing="normal" fo:font-style="normal" fo:font-weight="normal" officeooo:rsid="00451555" officeooo:paragraph-rsid="00451555" style:font-size-asian="12pt" style:font-weight-asian="normal" style:font-size-complex="12pt" style:font-weight-complex="normal"/>
    </style:style>
    <style:style style:name="P57" style:family="paragraph" style:parent-style-name="Standard">
      <style:text-properties fo:font-variant="normal" fo:text-transform="none" fo:color="#2a2a40" style:font-name="Liberation Serif" fo:font-size="12pt" fo:letter-spacing="normal" fo:font-style="normal" fo:font-weight="normal" officeooo:rsid="0046d0b7" officeooo:paragraph-rsid="0046d0b7" style:font-size-asian="12pt" style:font-weight-asian="normal" style:font-size-complex="12pt" style:font-weight-complex="normal"/>
    </style:style>
    <style:style style:name="P58" style:family="paragraph" style:parent-style-name="Standard">
      <style:text-properties fo:font-variant="normal" fo:text-transform="none" fo:color="#2a2a40" style:font-name="Liberation Serif" fo:font-size="12pt" fo:letter-spacing="normal" fo:font-style="normal" fo:font-weight="normal" officeooo:rsid="00484a2d" officeooo:paragraph-rsid="00484a2d" style:font-size-asian="12pt" style:font-weight-asian="normal" style:font-size-complex="12pt" style:font-weight-complex="normal"/>
    </style:style>
    <style:style style:name="P59" style:family="paragraph" style:parent-style-name="Standard">
      <style:text-properties fo:font-variant="normal" fo:text-transform="none" fo:color="#2a2a40" style:font-name="Liberation Serif" fo:font-size="12pt" fo:letter-spacing="normal" fo:font-style="normal" fo:font-weight="normal" officeooo:rsid="0048d86c" officeooo:paragraph-rsid="0048d86c" style:font-size-asian="12pt" style:font-weight-asian="normal" style:font-size-complex="12pt" style:font-weight-complex="normal"/>
    </style:style>
    <style:style style:name="P60" style:family="paragraph" style:parent-style-name="Standard">
      <style:text-properties fo:font-variant="normal" fo:text-transform="none" fo:color="#2a2a40" style:font-name="Liberation Serif" fo:font-size="12pt" fo:letter-spacing="normal" fo:font-style="normal" fo:font-weight="normal" officeooo:rsid="006ec71b" officeooo:paragraph-rsid="006ec71b" style:font-size-asian="12pt" style:font-weight-asian="normal" style:font-size-complex="12pt" style:font-weight-complex="normal"/>
    </style:style>
    <style:style style:name="P61" style:family="paragraph" style:parent-style-name="Standard">
      <style:text-properties fo:font-variant="normal" fo:text-transform="none" fo:color="#2a2a40" style:font-name="Liberation Serif" fo:font-size="12pt" fo:letter-spacing="normal" fo:font-style="normal" fo:font-weight="normal" officeooo:rsid="0071d5e2" officeooo:paragraph-rsid="0071d5e2" style:font-size-asian="12pt" style:font-weight-asian="normal" style:font-size-complex="12pt" style:font-weight-complex="normal"/>
    </style:style>
    <style:style style:name="P62" style:family="paragraph" style:parent-style-name="Standard">
      <style:text-properties fo:font-variant="normal" fo:text-transform="none" fo:color="#2a2a40" style:font-name="Liberation Serif" fo:font-size="12pt" fo:letter-spacing="normal" fo:font-style="normal" fo:font-weight="normal" officeooo:rsid="00735517" officeooo:paragraph-rsid="00735517" style:font-size-asian="12pt" style:font-weight-asian="normal" style:font-size-complex="12pt" style:font-weight-complex="normal"/>
    </style:style>
    <style:style style:name="P63" style:family="paragraph" style:parent-style-name="Standard">
      <style:text-properties fo:font-variant="normal" fo:text-transform="none" fo:color="#2a2a40" style:font-name="Liberation Serif" fo:font-size="12pt" fo:letter-spacing="normal" fo:font-style="normal" fo:font-weight="normal" officeooo:rsid="007ae9a3" officeooo:paragraph-rsid="007ae9a3" style:font-size-asian="12pt" style:font-weight-asian="normal" style:font-size-complex="12pt" style:font-weight-complex="normal"/>
    </style:style>
    <style:style style:name="P64" style:family="paragraph" style:parent-style-name="Standard">
      <style:text-properties fo:font-variant="normal" fo:text-transform="none" fo:color="#2a2a40" style:font-name="Liberation Serif" fo:font-size="12pt" fo:letter-spacing="normal" fo:font-style="normal" fo:font-weight="normal" officeooo:paragraph-rsid="00281c65"/>
    </style:style>
    <style:style style:name="P65" style:family="paragraph" style:parent-style-name="Standard">
      <style:text-properties fo:font-variant="normal" fo:text-transform="none" fo:color="#2a2a40" style:font-name="Liberation Serif" fo:font-size="12pt" fo:letter-spacing="normal" fo:font-style="normal" fo:font-weight="normal" officeooo:rsid="002916c1" officeooo:paragraph-rsid="002916c1"/>
    </style:style>
    <style:style style:name="P66" style:family="paragraph" style:parent-style-name="Standard">
      <style:text-properties fo:font-variant="normal" fo:text-transform="none" fo:color="#2a2a40" style:font-name="Liberation Serif" fo:font-size="12pt" fo:letter-spacing="normal" fo:font-style="normal" fo:font-weight="normal" officeooo:rsid="002ac87d" officeooo:paragraph-rsid="002ac87d"/>
    </style:style>
    <style:style style:name="P67" style:family="paragraph" style:parent-style-name="Standard">
      <style:text-properties fo:font-variant="normal" fo:text-transform="none" fo:color="#2a2a40" style:font-name="Liberation Serif" fo:font-size="12pt" fo:letter-spacing="normal" fo:font-style="normal" fo:font-weight="normal" officeooo:rsid="002e6de8" officeooo:paragraph-rsid="002e6de8"/>
    </style:style>
    <style:style style:name="P68" style:family="paragraph" style:parent-style-name="Standard">
      <style:text-properties fo:font-variant="normal" fo:text-transform="none" fo:color="#2a2a40" style:font-name="Liberation Serif" fo:font-size="12pt" fo:letter-spacing="normal" fo:font-style="normal" fo:font-weight="normal" officeooo:rsid="00562a19" officeooo:paragraph-rsid="00562a19" style:font-weight-asian="normal" style:font-weight-complex="normal"/>
    </style:style>
    <style:style style:name="P69" style:family="paragraph" style:parent-style-name="Standard">
      <style:text-properties fo:font-variant="normal" fo:text-transform="none" fo:color="#2a2a40" style:font-name="Liberation Serif" fo:font-size="12pt" fo:letter-spacing="normal" fo:font-style="normal" fo:font-weight="normal" officeooo:rsid="00565d90" officeooo:paragraph-rsid="00565d90" style:font-weight-asian="normal" style:font-weight-complex="normal"/>
    </style:style>
    <style:style style:name="P70" style:family="paragraph" style:parent-style-name="Standard">
      <style:text-properties fo:font-variant="normal" fo:text-transform="none" fo:color="#2a2a40" style:font-name="Liberation Serif" fo:font-size="12pt" fo:letter-spacing="normal" fo:font-style="normal" fo:font-weight="normal" officeooo:rsid="00570e53" officeooo:paragraph-rsid="00570e53" style:font-weight-asian="normal" style:font-weight-complex="normal"/>
    </style:style>
    <style:style style:name="P71" style:family="paragraph" style:parent-style-name="Standard">
      <style:text-properties fo:font-variant="normal" fo:text-transform="none" fo:color="#2a2a40" style:font-name="Liberation Serif" fo:font-size="12pt" fo:letter-spacing="normal" fo:font-style="normal" fo:font-weight="normal" officeooo:rsid="0058bc30" officeooo:paragraph-rsid="0058bc30" style:font-weight-asian="normal" style:font-weight-complex="normal"/>
    </style:style>
    <style:style style:name="P72" style:family="paragraph" style:parent-style-name="Standard">
      <style:text-properties fo:font-variant="normal" fo:text-transform="none" fo:color="#2a2a40" style:font-name="Liberation Serif" fo:font-size="12pt" fo:letter-spacing="normal" fo:font-style="normal" fo:font-weight="normal" officeooo:rsid="005a56b8" officeooo:paragraph-rsid="005a56b8" style:font-weight-asian="normal" style:font-weight-complex="normal"/>
    </style:style>
    <style:style style:name="P73" style:family="paragraph" style:parent-style-name="Standard">
      <style:text-properties fo:font-variant="normal" fo:text-transform="none" fo:color="#2a2a40" style:font-name="Liberation Serif" fo:font-size="12pt" fo:letter-spacing="normal" fo:font-style="normal" fo:font-weight="normal" officeooo:rsid="005a6637" officeooo:paragraph-rsid="005a6637" style:font-weight-asian="normal" style:font-weight-complex="normal"/>
    </style:style>
    <style:style style:name="P74" style:family="paragraph" style:parent-style-name="Standard">
      <style:text-properties fo:font-variant="normal" fo:text-transform="none" fo:color="#2a2a40" style:font-name="Liberation Serif" fo:font-size="12pt" fo:letter-spacing="normal" fo:font-style="normal" fo:font-weight="normal" officeooo:rsid="005a6637" officeooo:paragraph-rsid="005b86e0" style:font-weight-asian="normal" style:font-weight-complex="normal"/>
    </style:style>
    <style:style style:name="P75" style:family="paragraph" style:parent-style-name="Standard">
      <style:text-properties fo:font-variant="normal" fo:text-transform="none" fo:color="#2a2a40" style:font-name="Liberation Serif" fo:font-size="12pt" fo:letter-spacing="normal" fo:font-style="normal" fo:font-weight="normal" officeooo:rsid="005c8567" officeooo:paragraph-rsid="005c8567" style:font-weight-asian="normal" style:font-weight-complex="normal"/>
    </style:style>
    <style:style style:name="P76" style:family="paragraph" style:parent-style-name="Standard">
      <style:text-properties fo:font-variant="normal" fo:text-transform="none" fo:color="#2a2a40" style:font-name="Liberation Serif" fo:font-size="12pt" fo:letter-spacing="normal" fo:font-style="normal" fo:font-weight="normal" officeooo:rsid="005e6e91" officeooo:paragraph-rsid="005c8567" style:font-weight-asian="normal" style:font-weight-complex="normal"/>
    </style:style>
    <style:style style:name="P77" style:family="paragraph" style:parent-style-name="Standard">
      <style:text-properties fo:font-variant="normal" fo:text-transform="none" fo:color="#2a2a40" style:font-name="Liberation Serif" fo:font-size="12pt" fo:letter-spacing="normal" fo:font-style="normal" fo:font-weight="normal" officeooo:rsid="005e6e91" officeooo:paragraph-rsid="005e6e91" style:font-weight-asian="normal" style:font-weight-complex="normal"/>
    </style:style>
    <style:style style:name="P78" style:family="paragraph" style:parent-style-name="Standard">
      <style:text-properties fo:font-variant="normal" fo:text-transform="none" fo:color="#2a2a40" style:font-name="Liberation Serif" fo:font-size="12pt" fo:letter-spacing="normal" fo:font-style="normal" fo:font-weight="normal" officeooo:rsid="00600146" officeooo:paragraph-rsid="00600146" style:font-weight-asian="normal" style:font-weight-complex="normal"/>
    </style:style>
    <style:style style:name="P79" style:family="paragraph" style:parent-style-name="Standard">
      <style:text-properties fo:font-variant="normal" fo:text-transform="none" fo:color="#2a2a40" style:font-name="Liberation Serif" fo:font-size="12pt" fo:letter-spacing="normal" fo:font-style="normal" fo:font-weight="normal" officeooo:rsid="0060f54e" officeooo:paragraph-rsid="0060f54e" style:font-weight-asian="normal" style:font-weight-complex="normal"/>
    </style:style>
    <style:style style:name="P80" style:family="paragraph" style:parent-style-name="Standard">
      <style:text-properties fo:font-variant="normal" fo:text-transform="none" fo:color="#2a2a40" style:font-name="Liberation Serif" fo:font-size="12pt" fo:letter-spacing="normal" fo:font-style="normal" fo:font-weight="normal" officeooo:rsid="0062c426" officeooo:paragraph-rsid="0062c426" style:font-weight-asian="normal" style:font-weight-complex="normal"/>
    </style:style>
    <style:style style:name="P81" style:family="paragraph" style:parent-style-name="Standard">
      <style:text-properties fo:font-variant="normal" fo:text-transform="none" fo:color="#2a2a40" style:font-name="Liberation Serif" fo:font-size="12pt" fo:letter-spacing="normal" fo:font-style="normal" fo:font-weight="normal" officeooo:rsid="006433dc" officeooo:paragraph-rsid="006433dc" style:font-weight-asian="normal" style:font-weight-complex="normal"/>
    </style:style>
    <style:style style:name="P82" style:family="paragraph" style:parent-style-name="Standard">
      <style:text-properties fo:font-variant="normal" fo:text-transform="none" fo:color="#2a2a40" style:font-name="Liberation Serif" fo:font-size="12pt" fo:letter-spacing="normal" fo:font-style="normal" fo:font-weight="normal" officeooo:rsid="006625d5" officeooo:paragraph-rsid="006625d5" style:font-weight-asian="normal" style:font-weight-complex="normal"/>
    </style:style>
    <style:style style:name="P83" style:family="paragraph" style:parent-style-name="Standard">
      <style:text-properties fo:font-variant="normal" fo:text-transform="none" fo:color="#2a2a40" style:font-name="Liberation Serif" fo:font-size="12pt" fo:letter-spacing="normal" fo:font-style="normal" fo:font-weight="normal" officeooo:rsid="0067d3bf" officeooo:paragraph-rsid="0067d3bf" style:font-weight-asian="normal" style:font-weight-complex="normal"/>
    </style:style>
    <style:style style:name="P84" style:family="paragraph" style:parent-style-name="Standard">
      <style:text-properties fo:font-variant="normal" fo:text-transform="none" fo:color="#2a2a40" style:font-name="Liberation Serif" fo:font-size="12pt" fo:letter-spacing="normal" fo:font-style="normal" fo:font-weight="normal" officeooo:rsid="0067faad" officeooo:paragraph-rsid="0067faad" style:font-weight-asian="normal" style:font-weight-complex="normal"/>
    </style:style>
    <style:style style:name="P85" style:family="paragraph" style:parent-style-name="Standard">
      <style:text-properties fo:font-variant="normal" fo:text-transform="none" fo:color="#2a2a40" style:font-name="Liberation Serif" fo:font-size="12pt" fo:letter-spacing="normal" fo:font-style="normal" fo:font-weight="normal" officeooo:rsid="0068ae5c" officeooo:paragraph-rsid="0068ae5c" style:font-weight-asian="normal" style:font-weight-complex="normal"/>
    </style:style>
    <style:style style:name="P86" style:family="paragraph" style:parent-style-name="Standard">
      <style:text-properties fo:font-variant="normal" fo:text-transform="none" fo:color="#2a2a40" style:font-name="Liberation Serif" fo:font-size="12pt" fo:letter-spacing="normal" fo:font-style="normal" fo:font-weight="normal" officeooo:rsid="006aa227" officeooo:paragraph-rsid="006aa227" style:font-weight-asian="normal" style:font-weight-complex="normal"/>
    </style:style>
    <style:style style:name="P87" style:family="paragraph" style:parent-style-name="Standard">
      <style:text-properties fo:font-variant="normal" fo:text-transform="none" fo:color="#2a2a40" style:font-name="Liberation Serif" fo:font-size="12pt" fo:letter-spacing="normal" fo:font-style="normal" fo:font-weight="normal" officeooo:rsid="006b5023" officeooo:paragraph-rsid="006b5023" style:font-weight-asian="normal" style:font-weight-complex="normal"/>
    </style:style>
    <style:style style:name="P88" style:family="paragraph" style:parent-style-name="Standard">
      <style:text-properties fo:font-variant="normal" fo:text-transform="none" fo:color="#2a2a40" style:font-name="Liberation Serif" fo:font-size="12pt" fo:letter-spacing="normal" fo:font-style="normal" fo:font-weight="normal" officeooo:rsid="006cf30e" officeooo:paragraph-rsid="006cf30e" style:font-weight-asian="normal" style:font-weight-complex="normal"/>
    </style:style>
    <style:style style:name="P89" style:family="paragraph" style:parent-style-name="Standard">
      <style:text-properties fo:font-variant="normal" fo:text-transform="none" fo:color="#2a2a40" style:font-name="Liberation Serif" fo:font-size="12pt" fo:letter-spacing="normal" fo:font-style="normal" fo:font-weight="bold" officeooo:rsid="00379d31" officeooo:paragraph-rsid="00379d31" style:font-weight-asian="bold" style:font-weight-complex="bold"/>
    </style:style>
    <style:style style:name="P90" style:family="paragraph" style:parent-style-name="Standard">
      <style:text-properties fo:font-variant="normal" fo:text-transform="none" fo:color="#2a2a40" style:font-name="Liberation Serif" fo:font-size="12pt" fo:letter-spacing="normal" fo:font-style="normal" fo:font-weight="bold" officeooo:rsid="0037c384" officeooo:paragraph-rsid="0037c384" style:font-weight-asian="bold" style:font-weight-complex="bold"/>
    </style:style>
    <style:style style:name="P91" style:family="paragraph" style:parent-style-name="Standard">
      <style:text-properties fo:font-variant="normal" fo:text-transform="none" fo:color="#2a2a40" style:font-name="Liberation Serif" fo:font-size="12pt" fo:letter-spacing="normal" fo:font-style="normal" fo:font-weight="bold" officeooo:rsid="00383064" officeooo:paragraph-rsid="00383064" style:font-weight-asian="bold" style:font-weight-complex="bold"/>
    </style:style>
    <style:style style:name="P92" style:family="paragraph" style:parent-style-name="Standard">
      <style:text-properties fo:font-variant="normal" fo:text-transform="none" fo:color="#2a2a40" style:font-name="Liberation Serif" fo:font-size="12pt" fo:letter-spacing="normal" fo:font-style="normal" fo:font-weight="bold" officeooo:rsid="003995bc" officeooo:paragraph-rsid="003995bc" style:font-weight-asian="bold" style:font-weight-complex="bold"/>
    </style:style>
    <style:style style:name="P93" style:family="paragraph" style:parent-style-name="Standard">
      <style:text-properties fo:font-variant="normal" fo:text-transform="none" fo:color="#2a2a40" style:font-name="Liberation Serif" fo:font-size="12pt" fo:letter-spacing="normal" fo:font-style="normal" fo:font-weight="bold" officeooo:rsid="003c4405" officeooo:paragraph-rsid="003c4405" style:font-weight-asian="bold" style:font-weight-complex="bold"/>
    </style:style>
    <style:style style:name="P94" style:family="paragraph" style:parent-style-name="Standard">
      <style:text-properties fo:font-variant="normal" fo:text-transform="none" fo:color="#2a2a40" style:font-name="Liberation Serif" fo:font-size="12pt" fo:letter-spacing="normal" fo:font-style="normal" fo:font-weight="bold" officeooo:rsid="003fa6fa" officeooo:paragraph-rsid="003fa6fa" style:font-weight-asian="bold" style:font-weight-complex="bold"/>
    </style:style>
    <style:style style:name="P95" style:family="paragraph" style:parent-style-name="Standard">
      <style:text-properties fo:font-variant="normal" fo:text-transform="none" fo:color="#2a2a40" style:font-name="Liberation Serif" fo:font-size="12pt" fo:letter-spacing="normal" fo:font-style="normal" fo:font-weight="bold" officeooo:rsid="004148cd" officeooo:paragraph-rsid="004148cd" style:font-weight-asian="bold" style:font-weight-complex="bold"/>
    </style:style>
    <style:style style:name="P96" style:family="paragraph" style:parent-style-name="Standard">
      <style:text-properties fo:font-variant="normal" fo:text-transform="none" fo:color="#2a2a40" style:font-name="Liberation Serif" fo:font-size="12pt" fo:letter-spacing="normal" fo:font-style="normal" fo:font-weight="bold" officeooo:rsid="00484a2d" officeooo:paragraph-rsid="00484a2d" style:font-weight-asian="bold" style:font-weight-complex="bold"/>
    </style:style>
    <style:style style:name="P97" style:family="paragraph" style:parent-style-name="Standard">
      <style:text-properties fo:font-variant="normal" fo:text-transform="none" fo:color="#2a2a40" style:font-name="Liberation Serif" fo:font-size="12pt" fo:letter-spacing="normal" fo:font-style="normal" fo:font-weight="bold" officeooo:rsid="0048d86c" officeooo:paragraph-rsid="0048d86c" style:font-weight-asian="bold" style:font-weight-complex="bold"/>
    </style:style>
    <style:style style:name="P98" style:family="paragraph" style:parent-style-name="Standard">
      <style:text-properties fo:font-variant="normal" fo:text-transform="none" fo:color="#2a2a40" style:font-name="Liberation Serif" fo:font-size="12pt" fo:letter-spacing="normal" fo:font-style="normal" fo:font-weight="bold" officeooo:rsid="004bde52" officeooo:paragraph-rsid="004bde52" style:font-weight-asian="bold" style:font-weight-complex="bold"/>
    </style:style>
    <style:style style:name="P99" style:family="paragraph" style:parent-style-name="Standard">
      <style:text-properties fo:font-variant="normal" fo:text-transform="none" fo:color="#2a2a40" style:font-name="Liberation Serif" fo:font-size="12pt" fo:letter-spacing="normal" fo:font-style="normal" fo:font-weight="bold" officeooo:rsid="00562a19" officeooo:paragraph-rsid="0054b25b" style:font-weight-asian="bold" style:font-weight-complex="bold"/>
    </style:style>
    <style:style style:name="P100" style:family="paragraph" style:parent-style-name="Standard">
      <style:text-properties fo:font-variant="normal" fo:text-transform="none" fo:color="#2a2a40" style:font-name="Liberation Serif" fo:font-size="12pt" fo:letter-spacing="normal" fo:font-style="normal" fo:font-weight="bold" officeooo:rsid="0058bc30" officeooo:paragraph-rsid="0058bc30" style:font-weight-asian="bold" style:font-weight-complex="bold"/>
    </style:style>
    <style:style style:name="P101" style:family="paragraph" style:parent-style-name="Standard">
      <style:text-properties fo:font-variant="normal" fo:text-transform="none" fo:color="#2a2a40" style:font-name="Liberation Serif" fo:font-size="12pt" fo:letter-spacing="normal" fo:font-style="normal" fo:font-weight="bold" officeooo:rsid="005a56b8" officeooo:paragraph-rsid="005a56b8" style:font-weight-asian="bold" style:font-weight-complex="bold"/>
    </style:style>
    <style:style style:name="P102" style:family="paragraph" style:parent-style-name="Standard">
      <style:text-properties fo:font-variant="normal" fo:text-transform="none" fo:color="#2a2a40" style:font-name="Liberation Serif" fo:font-size="12pt" fo:letter-spacing="normal" fo:font-style="normal" fo:font-weight="bold" officeooo:rsid="005a6637" officeooo:paragraph-rsid="005b86e0" style:font-weight-asian="bold" style:font-weight-complex="bold"/>
    </style:style>
    <style:style style:name="P103" style:family="paragraph" style:parent-style-name="Standard">
      <style:text-properties fo:font-variant="normal" fo:text-transform="none" fo:color="#2a2a40" style:font-name="Liberation Serif" fo:font-size="12pt" fo:letter-spacing="normal" fo:font-style="normal" fo:font-weight="bold" officeooo:rsid="005c8567" officeooo:paragraph-rsid="005c8567" style:font-weight-asian="bold" style:font-weight-complex="bold"/>
    </style:style>
    <style:style style:name="P104" style:family="paragraph" style:parent-style-name="Standard">
      <style:text-properties fo:font-variant="normal" fo:text-transform="none" fo:color="#2a2a40" style:font-name="Liberation Serif" fo:font-size="12pt" fo:letter-spacing="normal" fo:font-style="normal" fo:font-weight="bold" officeooo:rsid="006433dc" officeooo:paragraph-rsid="006433dc" style:font-weight-asian="bold" style:font-weight-complex="bold"/>
    </style:style>
    <style:style style:name="P105" style:family="paragraph" style:parent-style-name="Standard">
      <style:text-properties fo:font-variant="normal" fo:text-transform="none" fo:color="#2a2a40" style:font-name="Liberation Serif" fo:font-size="12pt" fo:letter-spacing="normal" fo:font-style="normal" fo:font-weight="bold" officeooo:rsid="0067faad" officeooo:paragraph-rsid="0067faad" style:font-weight-asian="bold" style:font-weight-complex="bold"/>
    </style:style>
    <style:style style:name="P106" style:family="paragraph" style:parent-style-name="Standard">
      <style:text-properties fo:font-variant="normal" fo:text-transform="none" fo:color="#2a2a40" style:font-name="Liberation Serif" fo:font-size="12pt" fo:letter-spacing="normal" fo:font-style="normal" fo:font-weight="bold" officeooo:rsid="006aa227" officeooo:paragraph-rsid="006aa227" style:font-weight-asian="bold" style:font-weight-complex="bold"/>
    </style:style>
    <style:style style:name="P107" style:family="paragraph" style:parent-style-name="Standard">
      <style:text-properties fo:font-variant="normal" fo:text-transform="none" fo:color="#2a2a40" style:font-name="Liberation Serif" fo:font-size="12pt" fo:letter-spacing="normal" fo:font-style="normal" fo:font-weight="bold" officeooo:rsid="006b5023" officeooo:paragraph-rsid="006b5023" style:font-weight-asian="bold" style:font-weight-complex="bold"/>
    </style:style>
    <style:style style:name="P108" style:family="paragraph" style:parent-style-name="Standard">
      <style:text-properties fo:font-variant="normal" fo:text-transform="none" fo:color="#2a2a40" style:font-name="Liberation Serif" fo:font-size="12pt" fo:letter-spacing="normal" fo:font-style="normal" fo:font-weight="bold" officeooo:rsid="006cf30e" officeooo:paragraph-rsid="006cf30e" style:font-size-asian="12pt" style:font-weight-asian="bold" style:font-size-complex="12pt" style:font-weight-complex="bold"/>
    </style:style>
    <style:style style:name="P109" style:family="paragraph" style:parent-style-name="Standard">
      <style:text-properties fo:font-variant="normal" fo:text-transform="none" fo:color="#2a2a40" style:font-name="Liberation Serif" fo:font-size="12pt" fo:letter-spacing="normal" fo:font-style="normal" fo:font-weight="bold" officeooo:rsid="006ec71b" officeooo:paragraph-rsid="006ec71b" style:font-size-asian="12pt" style:font-weight-asian="bold" style:font-size-complex="12pt" style:font-weight-complex="bold"/>
    </style:style>
    <style:style style:name="P110" style:family="paragraph" style:parent-style-name="Standard">
      <style:text-properties fo:font-variant="normal" fo:text-transform="none" fo:color="#2a2a40" style:font-name="Liberation Serif" fo:font-size="12pt" fo:letter-spacing="normal" fo:font-style="normal" fo:font-weight="bold" officeooo:rsid="002f5c66" officeooo:paragraph-rsid="002f5c66" style:font-size-asian="12pt" style:font-weight-asian="bold" style:font-size-complex="12pt" style:font-weight-complex="bold"/>
    </style:style>
    <style:style style:name="P111" style:family="paragraph" style:parent-style-name="Standard">
      <style:text-properties fo:font-variant="normal" fo:text-transform="none" fo:color="#2a2a40" style:font-name="Liberation Serif" fo:font-size="12pt" fo:letter-spacing="normal" fo:font-style="normal" fo:font-weight="bold" officeooo:rsid="00451555" officeooo:paragraph-rsid="00451555" style:font-size-asian="12pt" style:font-weight-asian="bold" style:font-size-complex="12pt" style:font-weight-complex="bold"/>
    </style:style>
    <style:style style:name="P112" style:family="paragraph" style:parent-style-name="Standard">
      <style:text-properties fo:font-variant="normal" fo:text-transform="none" fo:color="#2a2a40" style:font-name="Liberation Serif" fo:font-size="12pt" fo:letter-spacing="normal" fo:font-style="normal" fo:font-weight="bold" officeooo:rsid="007ae9a3" officeooo:paragraph-rsid="007ae9a3" style:font-size-asian="12pt" style:font-weight-asian="bold" style:font-size-complex="12pt" style:font-weight-complex="bold"/>
    </style:style>
    <style:style style:name="P113" style:family="paragraph" style:parent-style-name="Standard">
      <style:text-properties fo:font-variant="normal" fo:text-transform="none" fo:color="#000000" style:font-name="Liberation Serif" fo:font-size="12pt" fo:letter-spacing="normal" fo:font-style="normal" fo:font-weight="normal" officeooo:rsid="0015141f" officeooo:paragraph-rsid="0015141f" style:font-size-asian="12pt" style:font-size-complex="12pt"/>
    </style:style>
    <style:style style:name="P114" style:family="paragraph" style:parent-style-name="Standard">
      <style:text-properties fo:font-variant="normal" fo:text-transform="none" fo:color="#000000" style:font-name="Liberation Serif" fo:font-size="12pt" fo:letter-spacing="normal" fo:font-style="normal" fo:font-weight="normal" officeooo:rsid="0015e416" officeooo:paragraph-rsid="0015e416" style:font-size-asian="12pt" style:font-size-complex="12pt"/>
    </style:style>
    <style:style style:name="P115" style:family="paragraph" style:parent-style-name="Standard">
      <style:text-properties fo:font-variant="normal" fo:text-transform="none" fo:color="#000000" style:font-name="Liberation Serif" fo:font-size="12pt" fo:letter-spacing="normal" fo:font-style="normal" fo:font-weight="normal" officeooo:rsid="0016043f" officeooo:paragraph-rsid="0015141f" style:font-size-asian="12pt" style:font-size-complex="12pt"/>
    </style:style>
    <style:style style:name="P116" style:family="paragraph" style:parent-style-name="Standard">
      <style:text-properties fo:font-variant="normal" fo:text-transform="none" fo:color="#000000" style:font-name="Liberation Serif" fo:font-size="12pt" fo:letter-spacing="normal" fo:font-style="normal" fo:font-weight="normal" officeooo:rsid="0016043f" officeooo:paragraph-rsid="0016043f" style:font-size-asian="12pt" style:font-size-complex="12pt"/>
    </style:style>
    <style:style style:name="P117" style:family="paragraph" style:parent-style-name="Standard">
      <style:text-properties fo:font-variant="normal" fo:text-transform="none" fo:color="#000000" style:font-name="Liberation Serif" fo:font-size="12pt" fo:letter-spacing="normal" fo:font-style="normal" fo:font-weight="normal" officeooo:rsid="0016bf5d" officeooo:paragraph-rsid="0016bf5d" style:font-size-asian="12pt" style:font-size-complex="12pt"/>
    </style:style>
    <style:style style:name="P118" style:family="paragraph" style:parent-style-name="Standard">
      <style:text-properties fo:font-variant="normal" fo:text-transform="none" fo:color="#000000" style:font-name="Liberation Serif" fo:font-size="12pt" fo:letter-spacing="normal" fo:font-style="normal" fo:font-weight="normal" officeooo:rsid="00177d25" officeooo:paragraph-rsid="00177d25" style:font-size-asian="12pt" style:font-weight-asian="normal" style:font-size-complex="12pt" style:font-weight-complex="normal"/>
    </style:style>
    <style:style style:name="P119" style:family="paragraph" style:parent-style-name="Standard">
      <style:text-properties fo:font-variant="normal" fo:text-transform="none" fo:color="#000000" style:font-name="Liberation Serif" fo:font-size="12pt" fo:letter-spacing="normal" fo:font-style="normal" fo:font-weight="normal" officeooo:rsid="001883e6" officeooo:paragraph-rsid="001883e6" style:font-size-asian="12pt" style:font-weight-asian="normal" style:font-size-complex="12pt" style:font-weight-complex="normal"/>
    </style:style>
    <style:style style:name="P120" style:family="paragraph" style:parent-style-name="Standard">
      <style:text-properties fo:font-variant="normal" fo:text-transform="none" fo:color="#000000" style:font-name="Liberation Serif" fo:font-size="12pt" fo:letter-spacing="normal" fo:font-style="normal" fo:font-weight="normal" officeooo:rsid="001b20df" officeooo:paragraph-rsid="001b20df" style:font-size-asian="12pt" style:font-weight-asian="normal" style:font-size-complex="12pt" style:font-weight-complex="normal"/>
    </style:style>
    <style:style style:name="P121" style:family="paragraph" style:parent-style-name="Standard">
      <style:text-properties fo:font-variant="normal" fo:text-transform="none" fo:color="#000000" style:font-name="Liberation Serif" fo:font-size="12pt" fo:letter-spacing="normal" fo:font-style="normal" fo:font-weight="normal" officeooo:rsid="0018ff53" officeooo:paragraph-rsid="0018ff53" style:font-size-asian="12pt" style:font-weight-asian="normal" style:font-size-complex="12pt" style:font-weight-complex="normal"/>
    </style:style>
    <style:style style:name="P122" style:family="paragraph" style:parent-style-name="Standard">
      <style:text-properties fo:font-variant="normal" fo:text-transform="none" fo:color="#000000" style:font-name="Liberation Serif" fo:font-size="12pt" fo:letter-spacing="normal" fo:font-style="normal" fo:font-weight="normal" officeooo:rsid="001a4c3e" officeooo:paragraph-rsid="001a4c3e" style:font-size-asian="12pt" style:font-weight-asian="normal" style:font-size-complex="12pt" style:font-weight-complex="normal"/>
    </style:style>
    <style:style style:name="P123" style:family="paragraph" style:parent-style-name="Standard">
      <style:text-properties fo:font-variant="normal" fo:text-transform="none" fo:color="#000000" style:font-name="Liberation Serif" fo:font-size="12pt" fo:letter-spacing="normal" fo:font-style="normal" fo:font-weight="normal" officeooo:rsid="00600146" officeooo:paragraph-rsid="00600146" style:font-size-asian="12pt" style:font-weight-asian="normal" style:font-size-complex="12pt" style:font-weight-complex="normal"/>
    </style:style>
    <style:style style:name="P124" style:family="paragraph" style:parent-style-name="Standard">
      <style:text-properties fo:font-variant="normal" fo:text-transform="none" fo:color="#000000" style:font-name="Liberation Serif" fo:font-size="12pt" fo:letter-spacing="normal" fo:font-style="normal" fo:font-weight="normal" officeooo:rsid="004eff69" officeooo:paragraph-rsid="004eff69" fo:background-color="#fffffe" style:font-size-asian="12pt" style:font-weight-asian="bold" style:font-size-complex="12pt" style:font-weight-complex="bold"/>
    </style:style>
    <style:style style:name="P125" style:family="paragraph" style:parent-style-name="Standard">
      <style:text-properties fo:font-variant="normal" fo:text-transform="none" fo:color="#000000" style:font-name="Liberation Serif" fo:font-size="12pt" fo:letter-spacing="normal" fo:font-style="normal" fo:font-weight="normal" officeooo:rsid="0051e10a" officeooo:paragraph-rsid="0051e10a" fo:background-color="#fffffe" style:font-size-asian="12pt" style:font-weight-asian="bold" style:font-size-complex="12pt" style:font-weight-complex="bold"/>
    </style:style>
    <style:style style:name="P126" style:family="paragraph" style:parent-style-name="Standard">
      <style:text-properties fo:font-variant="normal" fo:text-transform="none" fo:color="#000000" style:font-name="Liberation Serif" fo:font-size="12pt" fo:letter-spacing="normal" fo:font-style="normal" fo:font-weight="normal" officeooo:rsid="00600146" officeooo:paragraph-rsid="00600146" fo:background-color="#fffffe" style:font-size-asian="12pt" style:font-weight-asian="normal" style:font-size-complex="12pt" style:font-weight-complex="normal"/>
    </style:style>
    <style:style style:name="P127" style:family="paragraph" style:parent-style-name="Standard">
      <style:text-properties fo:font-variant="normal" fo:text-transform="none" fo:color="#000000" style:font-name="Liberation Serif" fo:font-size="12pt" fo:letter-spacing="normal" fo:font-style="normal" fo:font-weight="normal" officeooo:rsid="0060cf09" officeooo:paragraph-rsid="0060cf09" fo:background-color="#fffffe" style:font-size-asian="12pt" style:font-weight-asian="normal" style:font-size-complex="12pt" style:font-weight-complex="normal"/>
    </style:style>
    <style:style style:name="P128" style:family="paragraph" style:parent-style-name="Standard">
      <style:text-properties fo:font-variant="normal" fo:text-transform="none" fo:color="#000000" style:font-name="Liberation Serif" fo:font-size="12pt" fo:letter-spacing="normal" fo:font-style="normal" fo:font-weight="normal" officeooo:rsid="002bbb09" officeooo:paragraph-rsid="002bbb09" fo:background-color="#fffffe" style:font-size-asian="10.5pt" style:font-weight-asian="normal" style:font-size-complex="12pt" style:font-weight-complex="normal"/>
    </style:style>
    <style:style style:name="P129" style:family="paragraph" style:parent-style-name="Standard">
      <style:text-properties fo:font-variant="normal" fo:text-transform="none" fo:color="#000000" style:font-name="Liberation Serif" fo:font-size="12pt" fo:letter-spacing="normal" fo:font-style="normal" fo:font-weight="normal" officeooo:rsid="002c9fe8" officeooo:paragraph-rsid="002c9fe8" fo:background-color="#fffffe" style:font-size-asian="10.5pt" style:font-weight-asian="normal" style:font-size-complex="12pt" style:font-weight-complex="normal"/>
    </style:style>
    <style:style style:name="P130" style:family="paragraph" style:parent-style-name="Standard">
      <style:text-properties fo:font-variant="normal" fo:text-transform="none" fo:color="#000000" style:font-name="Liberation Serif" fo:font-size="12pt" fo:letter-spacing="normal" fo:font-style="normal" fo:font-weight="normal" officeooo:rsid="002e6de8" officeooo:paragraph-rsid="002e6de8" fo:background-color="#fffffe" style:font-size-asian="10.5pt" style:font-weight-asian="normal" style:font-size-complex="12pt" style:font-weight-complex="normal"/>
    </style:style>
    <style:style style:name="P131" style:family="paragraph" style:parent-style-name="Standard">
      <style:text-properties fo:font-variant="normal" fo:text-transform="none" fo:color="#000000" style:font-name="Liberation Serif" fo:font-size="12pt" fo:letter-spacing="normal" fo:font-style="normal" fo:font-weight="bold" officeooo:rsid="00177d25" officeooo:paragraph-rsid="00177d25" style:font-size-asian="12pt" style:font-weight-asian="bold" style:font-size-complex="12pt" style:font-weight-complex="bold"/>
    </style:style>
    <style:style style:name="P132" style:family="paragraph" style:parent-style-name="Standard">
      <style:text-properties fo:font-variant="normal" fo:text-transform="none" fo:color="#000000" style:font-name="Liberation Serif" fo:font-size="12pt" fo:letter-spacing="normal" fo:font-style="normal" style:text-underline-style="none" fo:font-weight="normal" officeooo:rsid="0050c3ce" officeooo:paragraph-rsid="004eff69" fo:background-color="#fffffe" style:font-size-asian="12pt" style:font-weight-asian="normal" style:font-size-complex="12pt" style:font-weight-complex="normal"/>
    </style:style>
    <style:style style:name="P133" style:family="paragraph" style:parent-style-name="Standard">
      <style:text-properties fo:font-variant="normal" fo:text-transform="none" fo:color="#ff0000" style:font-name="Liberation Serif" fo:font-size="12pt" fo:letter-spacing="normal" fo:font-style="normal" fo:font-weight="normal" officeooo:rsid="002bbb09" officeooo:paragraph-rsid="002bbb09" fo:background-color="#fffffe" style:font-size-asian="10.5pt" style:font-weight-asian="normal" style:font-size-complex="12pt" style:font-weight-complex="normal"/>
    </style:style>
    <style:style style:name="P134" style:family="paragraph" style:parent-style-name="Standard">
      <style:text-properties fo:font-variant="normal" fo:text-transform="none" fo:color="#1b1b32" style:font-name="Liberation Serif" fo:font-size="12pt" fo:letter-spacing="normal" fo:font-style="normal" fo:font-weight="normal" officeooo:rsid="0048d86c" officeooo:paragraph-rsid="0048d86c" style:font-size-asian="12pt" style:font-weight-asian="normal" style:font-size-complex="12pt" style:font-weight-complex="normal"/>
    </style:style>
    <style:style style:name="P135" style:family="paragraph" style:parent-style-name="Standard">
      <style:text-properties fo:font-variant="normal" fo:text-transform="none" fo:color="#1b1b32" style:font-name="Liberation Serif" fo:font-size="12pt" fo:letter-spacing="normal" fo:font-style="normal" fo:font-weight="normal" officeooo:rsid="00498166" officeooo:paragraph-rsid="00498166" style:font-size-asian="12pt" style:font-weight-asian="normal" style:font-size-complex="12pt" style:font-weight-complex="normal"/>
    </style:style>
    <style:style style:name="P136" style:family="paragraph" style:parent-style-name="Standard">
      <style:text-properties fo:font-variant="normal" fo:text-transform="none" fo:color="#1b1b32" style:font-name="Liberation Serif" fo:font-size="12pt" fo:letter-spacing="normal" fo:font-style="normal" fo:font-weight="normal" officeooo:rsid="004aa837" officeooo:paragraph-rsid="004aa837" style:font-size-asian="12pt" style:font-weight-asian="normal" style:font-size-complex="12pt" style:font-weight-complex="normal"/>
    </style:style>
    <style:style style:name="P137" style:family="paragraph" style:parent-style-name="Standard">
      <style:text-properties fo:font-variant="normal" fo:text-transform="none" fo:color="#1b1b32" style:font-name="Liberation Serif" fo:font-size="12pt" fo:letter-spacing="normal" fo:font-style="normal" fo:font-weight="normal" officeooo:rsid="004add4d" officeooo:paragraph-rsid="004add4d" style:font-size-asian="12pt" style:font-weight-asian="normal" style:font-size-complex="12pt" style:font-weight-complex="normal"/>
    </style:style>
    <style:style style:name="P138" style:family="paragraph" style:parent-style-name="Standard">
      <style:text-properties fo:font-variant="normal" fo:text-transform="none" fo:color="#1b1b32" style:font-name="Liberation Serif" fo:font-size="12pt" fo:letter-spacing="normal" fo:font-style="normal" fo:font-weight="normal" officeooo:rsid="004bd604" officeooo:paragraph-rsid="004bd604" style:font-size-asian="12pt" style:font-weight-asian="normal" style:font-size-complex="12pt" style:font-weight-complex="normal"/>
    </style:style>
    <style:style style:name="P139" style:family="paragraph" style:parent-style-name="Standard">
      <style:paragraph-properties>
        <style:tab-stops>
          <style:tab-stop style:position="11.192cm"/>
        </style:tab-stops>
      </style:paragraph-properties>
      <style:text-properties fo:font-variant="normal" fo:text-transform="none" fo:color="#1b1b32" style:font-name="Liberation Serif" fo:font-size="12pt" fo:letter-spacing="normal" fo:font-style="normal" fo:font-weight="normal" officeooo:rsid="004bd604" officeooo:paragraph-rsid="004bd604" style:font-size-asian="12pt" style:font-weight-asian="normal" style:font-size-complex="12pt" style:font-weight-complex="normal"/>
    </style:style>
    <style:style style:name="P140" style:family="paragraph" style:parent-style-name="Standard">
      <style:text-properties fo:font-variant="normal" fo:text-transform="none" fo:color="#1b1b32" style:font-name="Liberation Serif" fo:font-size="12pt" fo:letter-spacing="normal" fo:font-style="normal" fo:font-weight="normal" officeooo:rsid="004bde52" officeooo:paragraph-rsid="004bde52" style:font-size-asian="12pt" style:font-weight-asian="normal" style:font-size-complex="12pt" style:font-weight-complex="normal"/>
    </style:style>
    <style:style style:name="P141" style:family="paragraph" style:parent-style-name="Standard">
      <style:text-properties fo:font-variant="normal" fo:text-transform="none" fo:color="#1b1b32" style:font-name="Liberation Serif" fo:font-size="12pt" fo:letter-spacing="normal" fo:font-style="normal" fo:font-weight="normal" officeooo:rsid="004dd024" officeooo:paragraph-rsid="004dd024" style:font-size-asian="12pt" style:font-weight-asian="normal" style:font-size-complex="12pt" style:font-weight-complex="normal"/>
    </style:style>
    <style:style style:name="P142" style:family="paragraph" style:parent-style-name="Standard">
      <style:text-properties fo:font-variant="normal" fo:text-transform="none" fo:color="#1b1b32" style:font-name="Liberation Serif" fo:font-size="12pt" fo:letter-spacing="normal" fo:font-style="normal" fo:font-weight="normal" officeooo:rsid="004eff69" officeooo:paragraph-rsid="004eff69" style:font-size-asian="12pt" style:font-weight-asian="normal" style:font-size-complex="12pt" style:font-weight-complex="normal"/>
    </style:style>
    <style:style style:name="P143" style:family="paragraph" style:parent-style-name="Standard">
      <style:text-properties fo:font-variant="normal" fo:text-transform="none" fo:color="#1b1b32" style:font-name="Liberation Serif" fo:font-size="12pt" fo:letter-spacing="normal" fo:font-style="normal" fo:font-weight="normal" officeooo:rsid="0053110d" officeooo:paragraph-rsid="0053110d" style:font-size-asian="12pt" style:font-weight-asian="normal" style:font-size-complex="12pt" style:font-weight-complex="normal"/>
    </style:style>
    <style:style style:name="P144" style:family="paragraph" style:parent-style-name="Standard">
      <style:text-properties fo:font-variant="normal" fo:text-transform="none" fo:color="#1b1b32" style:font-name="Liberation Serif" fo:font-size="12pt" fo:letter-spacing="normal" fo:font-style="normal" fo:font-weight="normal" officeooo:rsid="0054b25b" officeooo:paragraph-rsid="0054b25b" style:font-size-asian="12pt" style:font-weight-asian="normal" style:font-size-complex="12pt" style:font-weight-complex="normal"/>
    </style:style>
    <style:style style:name="P145" style:family="paragraph" style:parent-style-name="Standard">
      <style:text-properties officeooo:rsid="0015e416" officeooo:paragraph-rsid="0015e416"/>
    </style:style>
    <style:style style:name="P146" style:family="paragraph" style:parent-style-name="Standard">
      <style:paragraph-properties style:line-height-at-least="0.603cm"/>
      <style:text-properties fo:color="#000000" style:font-name="Liberation Serif" fo:font-size="12pt" fo:font-weight="normal" fo:background-color="#fffffe" style:font-size-asian="12pt" style:font-size-complex="12pt"/>
    </style:style>
    <style:style style:name="P147" style:family="paragraph" style:parent-style-name="Standard">
      <style:paragraph-properties style:line-height-at-least="0.603cm"/>
      <style:text-properties fo:color="#000000" style:font-name="Liberation Serif" fo:font-size="12pt" fo:background-color="#fffffe" style:font-size-asian="12pt" style:font-size-complex="12pt"/>
    </style:style>
    <style:style style:name="P148" style:family="paragraph" style:parent-style-name="Standard">
      <style:text-properties fo:font-weight="bold" officeooo:rsid="00177d25" officeooo:paragraph-rsid="00177d25" style:font-weight-asian="bold" style:font-weight-complex="bold"/>
    </style:style>
    <style:style style:name="P149" style:family="paragraph" style:parent-style-name="Standard">
      <style:text-properties officeooo:paragraph-rsid="006ec71b"/>
    </style:style>
    <style:style style:name="P15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Liberation Serif" fo:font-size="12pt" fo:letter-spacing="normal" fo:font-style="normal" fo:font-weight="normal" officeooo:rsid="0016bf5d" officeooo:paragraph-rsid="0016bf5d" style:font-size-asian="12pt" style:font-size-complex="12pt"/>
    </style:style>
    <style:style style:name="P1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a2a40" style:font-name="Liberation Serif" fo:font-size="12pt" fo:letter-spacing="normal" fo:font-style="normal" fo:font-weight="normal" officeooo:rsid="00565d90" officeooo:paragraph-rsid="00565d90" style:font-weight-asian="normal" style:font-weight-complex="normal"/>
    </style:style>
    <style:style style:name="P15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a2a40" style:font-name="Liberation Serif" fo:font-size="12pt" fo:letter-spacing="normal" fo:font-style="normal" fo:font-weight="normal" officeooo:rsid="005a6637" officeooo:paragraph-rsid="005a6637" style:font-weight-asian="normal" style:font-weight-complex="normal"/>
    </style:style>
    <style:style style:name="P15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a2a40" style:font-name="Liberation Serif" fo:font-size="12pt" fo:letter-spacing="normal" fo:font-style="normal" fo:font-weight="normal" officeooo:rsid="002e6de8" officeooo:paragraph-rsid="002e6de8" style:font-size-asian="12pt" style:font-weight-asian="normal" style:font-size-complex="12pt" style:font-weight-complex="normal"/>
    </style:style>
    <style:style style:name="P15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a2a40" style:font-name="Liberation Serif" fo:font-size="12pt" fo:letter-spacing="normal" fo:font-style="normal" fo:font-weight="normal" officeooo:rsid="00445a4f" officeooo:paragraph-rsid="00445a4f" style:font-size-asian="12pt" style:font-weight-asian="normal" style:font-size-complex="12pt" style:font-weight-complex="normal"/>
    </style:style>
    <style:style style:name="P1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a2a40" style:font-name="Liberation Serif" fo:font-size="12pt" fo:letter-spacing="normal" fo:font-style="normal" fo:font-weight="normal" officeooo:rsid="00735517" officeooo:paragraph-rsid="00735517" style:font-size-asian="12pt" style:font-weight-asian="normal" style:font-size-complex="12pt" style:font-weight-complex="normal"/>
    </style:style>
    <style:style style:name="P156" style:family="paragraph" style:parent-style-name="Preformatted_20_Text">
      <style:text-properties fo:font-variant="normal" fo:text-transform="none" fo:color="#2a2a40" style:font-name="Liberation Serif" fo:font-size="12pt" fo:letter-spacing="normal" fo:font-style="normal" fo:font-weight="bold" officeooo:rsid="006cf30e" officeooo:paragraph-rsid="006cf30e" style:font-weight-asian="bold" style:font-weight-complex="bold"/>
    </style:style>
    <style:style style:name="P157" style:family="paragraph" style:parent-style-name="Preformatted_20_Text">
      <style:text-properties fo:font-variant="normal" fo:text-transform="none" fo:color="#2a2a40" style:font-name="Liberation Serif" fo:font-size="12pt" fo:letter-spacing="normal" fo:font-style="normal" fo:font-weight="bold" officeooo:rsid="006ec71b" officeooo:paragraph-rsid="006ec71b" style:font-size-asian="12pt" style:font-weight-asian="bold" style:font-size-complex="12pt" style:font-weight-complex="bold"/>
    </style:style>
    <style:style style:name="P158" style:family="paragraph" style:parent-style-name="Preformatted_20_Text">
      <style:text-properties officeooo:paragraph-rsid="006ec71b"/>
    </style:style>
    <style:style style:name="P159" style:family="paragraph" style:parent-style-name="Preformatted_20_Text">
      <style:paragraph-properties fo:margin-top="0cm" fo:margin-bottom="0.499cm" loext:contextual-spacing="false"/>
    </style:style>
    <style:style style:name="P160" style:family="paragraph" style:parent-style-name="Text_20_body">
      <style:text-properties fo:font-variant="normal" fo:text-transform="none" fo:color="#2a2a40" style:font-name="Liberation Serif" fo:font-size="12pt" fo:letter-spacing="normal" fo:font-style="normal" fo:font-weight="bold" officeooo:rsid="0067faad" officeooo:paragraph-rsid="0067faad" style:font-weight-asian="bold" style:font-weight-complex="bold"/>
    </style:style>
    <style:style style:name="P161" style:family="paragraph" style:parent-style-name="Standard">
      <style:text-properties fo:font-variant="normal" fo:text-transform="none" fo:color="#2a2a40" style:font-name="Liberation Serif" fo:font-size="12pt" fo:letter-spacing="normal" fo:font-style="normal" fo:font-weight="normal" officeooo:rsid="007db759" officeooo:paragraph-rsid="007db759" style:font-size-asian="12pt" style:font-weight-asian="normal" style:font-size-complex="12pt" style:font-weight-complex="normal"/>
    </style:style>
    <style:style style:name="P162" style:family="paragraph" style:parent-style-name="Standard">
      <style:text-properties fo:font-variant="normal" fo:text-transform="none" fo:color="#2a2a40" style:font-name="Liberation Serif" fo:font-size="12pt" fo:letter-spacing="normal" fo:font-style="normal" fo:font-weight="normal" officeooo:rsid="007f1ab6" officeooo:paragraph-rsid="007f1ab6" style:font-size-asian="12pt" style:font-weight-asian="normal" style:font-size-complex="12pt" style:font-weight-complex="normal"/>
    </style:style>
    <style:style style:name="P163" style:family="paragraph" style:parent-style-name="Standard">
      <style:text-properties fo:font-variant="normal" fo:text-transform="none" fo:color="#2a2a40" style:font-name="Liberation Serif" fo:font-size="12pt" fo:letter-spacing="normal" fo:font-style="normal" fo:font-weight="normal" officeooo:rsid="007f8151" officeooo:paragraph-rsid="007f8151" style:font-size-asian="12pt" style:font-weight-asian="normal" style:font-size-complex="12pt" style:font-weight-complex="normal"/>
    </style:style>
    <style:style style:name="P164" style:family="paragraph" style:parent-style-name="Standard">
      <style:text-properties fo:font-variant="normal" fo:text-transform="none" fo:color="#2a2a40" style:font-name="Liberation Serif" fo:font-size="12pt" fo:letter-spacing="normal" fo:font-style="normal" fo:font-weight="normal" officeooo:rsid="007fd10f" officeooo:paragraph-rsid="007fd10f" style:font-size-asian="12pt" style:font-weight-asian="normal" style:font-size-complex="12pt" style:font-weight-complex="normal"/>
    </style:style>
    <style:style style:name="P165" style:family="paragraph" style:parent-style-name="Standard">
      <style:text-properties fo:font-variant="normal" fo:text-transform="none" fo:color="#2a2a40" style:font-name="Liberation Serif" fo:font-size="12pt" fo:letter-spacing="normal" fo:font-style="normal" fo:font-weight="normal" officeooo:rsid="0083647f" officeooo:paragraph-rsid="0083647f" style:font-size-asian="12pt" style:font-weight-asian="normal" style:font-size-complex="12pt" style:font-weight-complex="normal"/>
    </style:style>
    <style:style style:name="P166" style:family="paragraph" style:parent-style-name="Standard">
      <style:text-properties fo:font-variant="normal" fo:text-transform="none" fo:color="#2a2a40" style:font-name="Liberation Serif" fo:font-size="12pt" fo:letter-spacing="normal" fo:font-style="normal" fo:font-weight="bold" officeooo:rsid="007f1ab6" officeooo:paragraph-rsid="007f1ab6" style:font-size-asian="12pt" style:font-weight-asian="bold" style:font-size-complex="12pt" style:font-weight-complex="bold"/>
    </style:style>
    <style:style style:name="T1" style:family="text">
      <style:text-properties officeooo:rsid="00080c95"/>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5b86e0" style:font-weight-asian="normal" style:font-weight-complex="normal"/>
    </style:style>
    <style:style style:name="T5" style:family="text">
      <style:text-properties fo:font-weight="normal" officeooo:rsid="005c15ab" style:font-weight-asian="normal" style:font-weight-complex="normal"/>
    </style:style>
    <style:style style:name="T6" style:family="text">
      <style:text-properties fo:font-weight="normal" officeooo:rsid="005e6e91" style:font-weight-asian="normal" style:font-weight-complex="normal"/>
    </style:style>
    <style:style style:name="T7" style:family="text">
      <style:text-properties fo:font-weight="normal" officeooo:rsid="006b5023" style:font-weight-asian="normal" style:font-weight-complex="normal"/>
    </style:style>
    <style:style style:name="T8" style:family="text">
      <style:text-properties fo:font-weight="normal" officeooo:rsid="006cf30e" style:font-weight-asian="normal" style:font-weight-complex="normal"/>
    </style:style>
    <style:style style:name="T9" style:family="text">
      <style:text-properties fo:font-weight="normal" officeooo:rsid="006ec71b" style:font-weight-asian="normal" style:font-weight-complex="normal"/>
    </style:style>
    <style:style style:name="T10" style:family="text">
      <style:text-properties fo:font-weight="normal" officeooo:rsid="0071d5e2" style:font-weight-asian="normal" style:font-weight-complex="normal"/>
    </style:style>
    <style:style style:name="T11" style:family="text">
      <style:text-properties fo:font-weight="normal" style:font-size-asian="12pt" style:font-weight-asian="normal" style:font-size-complex="12pt" style:font-weight-complex="normal"/>
    </style:style>
    <style:style style:name="T12" style:family="text">
      <style:text-properties fo:font-weight="normal" officeooo:rsid="0037c384" style:font-size-asian="12pt" style:font-weight-asian="normal" style:font-size-complex="12pt" style:font-weight-complex="normal"/>
    </style:style>
    <style:style style:name="T13" style:family="text">
      <style:text-properties fo:font-weight="normal" officeooo:rsid="0039b5d8" style:font-size-asian="12pt" style:font-weight-asian="normal" style:font-size-complex="12pt" style:font-weight-complex="normal"/>
    </style:style>
    <style:style style:name="T14" style:family="text">
      <style:text-properties fo:font-weight="normal" officeooo:rsid="003d9dda" style:font-size-asian="12pt" style:font-weight-asian="normal" style:font-size-complex="12pt" style:font-weight-complex="normal"/>
    </style:style>
    <style:style style:name="T15" style:family="text">
      <style:text-properties fo:font-weight="normal" officeooo:rsid="00411480" style:font-size-asian="12pt" style:font-weight-asian="normal" style:font-size-complex="12pt" style:font-weight-complex="normal"/>
    </style:style>
    <style:style style:name="T16" style:family="text">
      <style:text-properties fo:font-weight="normal" officeooo:rsid="0042b08d" style:font-size-asian="12pt" style:font-weight-asian="normal" style:font-size-complex="12pt" style:font-weight-complex="normal"/>
    </style:style>
    <style:style style:name="T17" style:family="text">
      <style:text-properties fo:font-weight="normal" officeooo:rsid="0048d86c" style:font-size-asian="12pt" style:font-weight-asian="normal" style:font-size-complex="12pt" style:font-weight-complex="normal"/>
    </style:style>
    <style:style style:name="T18" style:family="text">
      <style:text-properties fo:font-variant="normal" fo:text-transform="none" fo:color="#2a2a40" style:font-name="Liberation Serif" fo:font-size="12pt" fo:letter-spacing="normal" fo:font-style="normal" fo:font-weight="normal" officeooo:rsid="006ec71b" style:font-size-asian="12pt" style:font-weight-asian="normal" style:font-size-complex="12pt" style:font-weight-complex="normal"/>
    </style:style>
    <style:style style:name="T19" style:family="text">
      <style:text-properties fo:font-variant="normal" fo:text-transform="none" fo:color="#2a2a40" style:font-name="Liberation Serif" fo:font-size="12pt" fo:letter-spacing="normal" fo:font-style="normal" fo:font-weight="normal" officeooo:rsid="006fe125" style:font-size-asian="12pt" style:font-weight-asian="normal" style:font-size-complex="12pt" style:font-weight-complex="normal"/>
    </style:style>
    <style:style style:name="T20" style:family="text">
      <style:text-properties officeooo:rsid="000f835b"/>
    </style:style>
    <style:style style:name="T21" style:family="text">
      <style:text-properties officeooo:rsid="00129790"/>
    </style:style>
    <style:style style:name="T22" style:family="text">
      <style:text-properties officeooo:rsid="0015141f"/>
    </style:style>
    <style:style style:name="T23" style:family="text">
      <style:text-properties officeooo:rsid="0016043f"/>
    </style:style>
    <style:style style:name="T24" style:family="text">
      <style:text-properties style:font-weight-asian="normal" style:font-weight-complex="normal"/>
    </style:style>
    <style:style style:name="T25" style:family="text">
      <style:text-properties officeooo:rsid="001cb2f7" style:font-weight-asian="normal" style:font-weight-complex="normal"/>
    </style:style>
    <style:style style:name="T26" style:family="text">
      <style:text-properties style:font-size-asian="12pt" style:font-weight-asian="normal" style:font-size-complex="12pt" style:font-weight-complex="normal"/>
    </style:style>
    <style:style style:name="T27" style:family="text">
      <style:text-properties officeooo:rsid="00281c65" style:font-size-asian="12pt" style:font-weight-asian="normal" style:font-size-complex="12pt" style:font-weight-complex="normal"/>
    </style:style>
    <style:style style:name="T28" style:family="text">
      <style:text-properties officeooo:rsid="0029f73f" style:font-size-asian="12pt" style:font-weight-asian="normal" style:font-size-complex="12pt" style:font-weight-complex="normal"/>
    </style:style>
    <style:style style:name="T29" style:family="text">
      <style:text-properties officeooo:rsid="002bbb09" style:font-size-asian="12pt" style:font-weight-asian="normal" style:font-size-complex="12pt" style:font-weight-complex="normal"/>
    </style:style>
    <style:style style:name="T30" style:family="text">
      <style:text-properties officeooo:rsid="0037c384" style:font-size-asian="12pt" style:font-size-complex="12pt"/>
    </style:style>
    <style:style style:name="T31" style:family="text">
      <style:text-properties style:font-name="Liberation Serif"/>
    </style:style>
    <style:style style:name="T32" style:family="text">
      <style:text-properties style:font-name="Liberation Serif" fo:font-weight="normal" style:font-size-asian="12pt" style:font-weight-asian="normal" style:font-size-complex="12pt" style:font-weight-complex="normal"/>
    </style:style>
    <style:style style:name="T33" style:family="text">
      <style:text-properties style:font-name="Liberation Serif" fo:font-weight="normal" style:font-size-asian="12pt" style:font-weight-asian="normal" style:font-size-complex="12pt" style:font-weight-complex="normal" loext:padding="0cm" loext:border="none"/>
    </style:style>
    <style:style style:name="T34" style:family="text">
      <style:text-properties style:font-name="Liberation Serif" fo:font-weight="normal" style:font-weight-asian="normal" style:font-weight-complex="normal"/>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6cf30e" style:font-size-asian="12pt" style:font-size-complex="12pt"/>
    </style:style>
    <style:style style:name="T37" style:family="text">
      <style:text-properties style:font-name="Liberation Serif" fo:font-size="12pt" fo:font-weight="normal" style:font-size-asian="12pt" style:font-weight-asian="normal" style:font-size-complex="12pt" style:font-weight-complex="normal"/>
    </style:style>
    <style:style style:name="T38" style:family="text">
      <style:text-properties style:font-name="Liberation Serif" fo:font-size="12pt" fo:font-weight="normal" officeooo:rsid="006fe125" style:font-size-asian="12pt" style:font-weight-asian="normal" style:font-size-complex="12pt" style:font-weight-complex="normal"/>
    </style:style>
    <style:style style:name="T39" style:family="text">
      <style:text-properties fo:font-weight="bold" style:font-weight-asian="bold" style:font-weight-complex="bold"/>
    </style:style>
    <style:style style:name="T40" style:family="text">
      <style:text-properties fo:color="#1b1b32" fo:font-weight="normal" style:font-size-asian="12pt" style:font-weight-asian="normal" style:font-size-complex="12pt" style:font-weight-complex="normal"/>
    </style:style>
    <style:style style:name="T41" style:family="text">
      <style:text-properties fo:color="#1b1b32" fo:font-weight="normal" officeooo:rsid="007cb375" style:font-size-asian="12pt" style:font-weight-asian="normal" style:font-size-complex="12pt" style:font-weight-complex="normal"/>
    </style:style>
    <style:style style:name="T42" style:family="text">
      <style:text-properties fo:color="#1b1b32" style:font-size-asian="12pt" style:font-size-complex="12pt"/>
    </style:style>
    <style:style style:name="T43" style:family="text">
      <style:text-properties fo:color="#383838" style:font-weight-asian="normal" style:font-weight-complex="normal"/>
    </style:style>
    <style:style style:name="T44" style:family="text">
      <style:text-properties style:text-underline-style="none" style:font-weight-asian="normal" style:font-weight-complex="normal"/>
    </style:style>
    <style:style style:name="T45" style:family="text">
      <style:text-properties style:text-underline-style="none" officeooo:rsid="0050c3ce" style:font-weight-asian="normal" style:font-weight-complex="normal"/>
    </style:style>
    <style:style style:name="T46" style:family="text">
      <style:text-properties style:text-underline-style="none" officeooo:rsid="0053110d" style:font-weight-asian="normal" style:font-weight-complex="normal"/>
    </style:style>
    <style:style style:name="T47" style:family="text">
      <style:text-properties officeooo:rsid="005b86e0"/>
    </style:style>
    <style:style style:name="T48" style:family="text">
      <style:text-properties officeooo:rsid="00779e74"/>
    </style:style>
    <style:style style:name="T49" style:family="text">
      <style:text-properties officeooo:rsid="007bb57f"/>
    </style:style>
    <style:style style:name="T50" style:family="text">
      <style:text-properties officeooo:rsid="007fd1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Basic HTML and HTML5.</text:p>
      <text:p text:style-name="P2"/>
      <text:p text:style-name="P2">&lt;h1&gt;Hello&lt;/h1&gt;</text:p>
      <text:p text:style-name="P2"/>
      <text:p text:style-name="P2">&lt;h2&gt;Kitt<text:span text:style-name="T48">y</text:span>&lt;/h2&gt;</text:p>
      <text:p text:style-name="P2"/>
      <text:p text:style-name="P2">Lorem ipsum<text:line-break/><text:line-break/>&lt;!--</text:p>
      <text:p text:style-name="P2">Comments</text:p>
      <text:p text:style-name="P2">-- &gt;</text:p>
      <text:p text:style-name="P2"><text:line-break/>Delete h1</text:p>
      <text:p text:style-name="P2"/>
      <text:p text:style-name="P2">&lt;main&gt;<text:line-break/>Om aan te geven waar het merendeel van de pagina op staat</text:p>
      <text:p text:style-name="P2">&lt;/main&gt;</text:p>
      <text:p text:style-name="P2"/>
      <text:p text:style-name="P3">&lt;img src=”link” alt=”toegankelijkheid”&gt;</text:p>
      <text:p text:style-name="P4"/>
      <text:p text:style-name="P5"><text:span text:style-name="T1">&lt;a href=”link”&gt;link naam&lt;/a</text:span>&gt;</text:p>
      <text:p text:style-name="P5"/>
      <text:p text:style-name="P5">&lt;a href=”#intlinknaam”&gt;interne link naam&lt;/a&gt;</text:p>
      <text:p text:style-name="P5">&lt;h2 id=”intlinknaam”&gt;contacts&lt;/h2&gt;</text:p>
      <text:p text:style-name="P5"/>
      <text:p text:style-name="P6">nesten</text:p>
      <text:p text:style-name="P6">&lt;p&gt; Tekst om meer &lt;a href=”link”&gt;afbeeldingen&lt;/a&gt; te zien&lt;/p&gt;</text:p>
      <text:p text:style-name="P6"/>
      <text:p text:style-name="P6">dead links</text:p>
      <text:p text:style-name="P6">href=”#’</text:p>
      <text:p text:style-name="P6"/>
      <text:p text:style-name="P6">nest &lt;a href=”#”&gt;&lt;img src=”linkImage” alt=”beschrijving”&gt;&lt;/a&gt;</text:p>
      <text:p text:style-name="P6"/>
      <text:p text:style-name="P7">lists</text:p>
      <text:p text:style-name="P7">&lt;ul&gt;</text:p>
      <text:p text:style-name="P7"><text:tab/>&lt;li&gt;&lt;/li&gt;</text:p>
      <text:p text:style-name="P7"><text:tab/>&lt;li&gt;&lt;/li&gt;</text:p>
      <text:p text:style-name="P7"><text:tab/>&lt;li&gt;&lt;/li&gt;</text:p>
      <text:p text:style-name="P7">&lt;/ul&gt;</text:p>
      <text:p text:style-name="P8">&lt;ol&gt;<text:line-break/><text:tab/>&lt;li&gt;&lt;/li&gt;</text:p>
      <text:p text:style-name="P8"><text:tab/>&lt;li&gt;&lt;/li&gt;</text:p>
      <text:p text:style-name="P8"><text:tab/>&lt;li&gt;&lt;/li&gt;</text:p>
      <text:p text:style-name="P8">&lt;/ol&gt; (wordt dan 1 2 3)</text:p>
      <text:p text:style-name="P8"/>
      <text:p text:style-name="P8">&lt;input type=”text” placeholder=”standaard tekst” <text:span text:style-name="T20">required</text:span>&gt; (wordt een balkje waarin je tekst kan invoeren)</text:p>
      <text:p text:style-name="P8"/>
      <text:p text:style-name="P9">&lt;button type=”submit”&gt;tekstOpButton&lt;/button&gt;</text:p>
      <text:p text:style-name="P9"/>
      <text:p text:style-name="P10"><text:soft-page-break/>required bij input, submitten kan nu pas als vak gevuld is en wordt bijeengehouden door de form <text:span text:style-name="T21">(schijnbaar)</text:span></text:p>
      <text:p text:style-name="P11"/>
      <text:p text:style-name="P11"/>
      <text:p text:style-name="P11">radio button</text:p>
      <text:p text:style-name="P12">&lt;form&gt;</text:p>
      <text:p text:style-name="P11">&lt;label for=”indoor”&gt;&lt;input id=”indoor” type=”radio” name=”groupName”&gt;<text:span text:style-name="T22">tekst naast button&lt;/label&gt;</text:span></text:p>
      <text:p text:style-name="P12">&lt;/form&gt;</text:p>
      <text:p text:style-name="P12"/>
      <text:p text:style-name="P145">checkbox</text:p>
      <text:p text:style-name="P145">&lt;form&gt;</text:p>
      <text:p text:style-name="P113">&lt;label for="loving"&gt;&lt;input id="loving" <text:span text:style-name="T23">value=”loving” t</text:span>ype="checkbox" name="personality" <text:span text:style-name="T23">checked</text:span>&gt;Loving&lt;/label&gt;</text:p>
      <text:p text:style-name="P114">&lt;/form&gt;</text:p>
      <text:p text:style-name="P115"/>
      <text:p text:style-name="P116">value toegevoegd</text:p>
      <text:p text:style-name="P113"/>
      <text:p text:style-name="P116">checked toegevoegd hierboven</text:p>
      <text:p text:style-name="P116"/>
      <text:p text:style-name="P116">&lt;div&gt;</text:p>
      <text:p text:style-name="P116">&lt;/div&gt;</text:p>
      <text:p text:style-name="P116"/>
      <text:p text:style-name="P117">&lt;!DOCTYPE html&gt; (aan het begin)</text:p>
      <text:p text:style-name="P117">&lt;html&gt;<text:line-break/>&lt;/html&gt;</text:p>
      <text:p text:style-name="P150"/>
      <text:p text:style-name="P117"/>
      <text:p text:style-name="P131">Basic CSS</text:p>
      <text:p text:style-name="P118"/>
      <text:p text:style-name="P119">&lt;h2 style=”color: blue;”&gt;CatPhotoApp&lt;/h2&gt;</text:p>
      <text:p text:style-name="P119"/>
      <text:p text:style-name="P119">&lt;style&gt;</text:p>
      <text:p text:style-name="P119">h2 {</text:p>
      <text:p text:style-name="P119">color: red;</text:p>
      <text:p text:style-name="P119">}</text:p>
      <text:p text:style-name="P119">&lt;/style&gt;</text:p>
      <text:p text:style-name="P120">(met inspringen erbij)</text:p>
      <text:p text:style-name="P119"/>
      <text:p text:style-name="P121">&lt;style&gt;</text:p>
      <text:p text:style-name="P121">.blue-text {</text:p>
      <text:p text:style-name="P121">color: blue;<text:line-break/>}</text:p>
      <text:p text:style-name="P121">&lt;/style&gt;</text:p>
      <text:p text:style-name="P121">&lt;h2 class=”blue-text”&gt;CatPhotoApp&lt;/h2&gt;</text:p>
      <text:p text:style-name="P121">&lt;p class=”blue-text&gt;tekst paragraph&lt;/p&gt;</text:p>
      <text:p text:style-name="P121"/>
      <text:p text:style-name="P122">&lt;style&gt;</text:p>
      <text:p text:style-name="P122">p {</text:p>
      <text:p text:style-name="P122">font-size: 16px;</text:p>
      <text:p text:style-name="P122"><text:soft-page-break/>font-family: monospace;</text:p>
      <text:p text:style-name="P122">}</text:p>
      <text:p text:style-name="P122">&lt;/style&gt;</text:p>
      <text:p text:style-name="P122"/>
      <text:p text:style-name="P122"/>
      <text:p text:style-name="P14">&lt;link href="https://fonts.googleapis.com/css?family=Lobster" rel="stylesheet" type="text/css"&gt;</text:p>
      <text:p text:style-name="P16">&lt;style&gt;</text:p>
      <text:p text:style-name="P16">h2 {<text:line-break/>font-family: Lobster, sans-serif;</text:p>
      <text:p text:style-name="P17">}</text:p>
      <text:p text:style-name="P16">&lt;/style&gt; </text:p>
      <text:p text:style-name="P16">(als link uit-gecomment wordt valt ie terug op sans-serif)</text:p>
      <text:p text:style-name="P16"/>
      <text:p text:style-name="P16">&lt;style&gt;</text:p>
      <text:p text:style-name="P16">.smaller-image {<text:line-break/>width: 100px;</text:p>
      <text:p text:style-name="P16">}<text:line-break/>&lt;/style&gt;</text:p>
      <text:p text:style-name="P16"/>
      <text:p text:style-name="P18">&lt;style&gt;</text:p>
      <text:p text:style-name="P18">.thick-green-border {</text:p>
      <text:p text:style-name="P18">border-color: green</text:p>
      <text:p text:style-name="P18">border-width: 10px</text:p>
      <text:p text:style-name="P18">border-style: solid;<text:line-break/>}</text:p>
      <text:p text:style-name="P13"><text:span text:style-name="T24">&lt;img class="</text:span><text:span text:style-name="T25">class1</text:span><text:span text:style-name="T24"> </text:span><text:span text:style-name="T25">thick-green-border</text:span><text:span text:style-name="T24">"&gt;</text:span></text:p>
      <text:p text:style-name="P15"/>
      <text:p text:style-name="P19">border-radius: 10px; (rounded-corners)</text:p>
      <text:p text:style-name="P19">border-radius: 50%; (veel)</text:p>
      <text:p text:style-name="P19"/>
      <text:p text:style-name="P19">&lt;style&gt;</text:p>
      <text:p text:style-name="P19">.green-background {</text:p>
      <text:p text:style-name="P19">background-color: green;<text:line-break/>}<text:line-break/>&lt;/style&gt;</text:p>
      <text:p text:style-name="P19">&lt;div class=”green-background”&gt;voorbeeldTekst&lt;/div&gt;</text:p>
      <text:p text:style-name="P19"/>
      <text:p text:style-name="P20">&lt;style&gt;</text:p>
      <text:p text:style-name="P20">#cat-photo-form {<text:line-break/>background-color: green;<text:line-break/>}<text:line-break/>&lt;/style&gt;</text:p>
      <text:p text:style-name="P19">&lt;form id=”cat-photo-form”&gt;&lt;/form&gt; altijd uniek, gebruik niet voor meerdere elementen</text:p>
      <text:p text:style-name="P20">EN id gaat boven classes en notice dat het een # ipv een . is.</text:p>
      <text:p text:style-name="P20"/>
      <text:p text:style-name="P21">padding: 10px;</text:p>
      <text:p text:style-name="P21">margin: 10px; (van buiten naar binnen)</text:p>
      <text:p text:style-name="P21"/>
      <text:p text:style-name="P21">padding-top</text:p>
      <text:p text:style-name="P21">padding-right</text:p>
      <text:p text:style-name="P21"><text:soft-page-break/>padding-left</text:p>
      <text:p text:style-name="P21">padding-bottom (zo ook voor margin)</text:p>
      <text:p text:style-name="P21"/>
      <text:p text:style-name="P21">padding: 10px 20px 10px 20px; (kloksgewijs)</text:p>
      <text:p text:style-name="P21"/>
      <text:p text:style-name="P21"/>
      <text:p text:style-name="P22">&lt;style&gt;</text:p>
      <text:p text:style-name="P22">[type=’checkbox’] {</text:p>
      <text:p text:style-name="P22">margin-top: 10;</text:p>
      <text:p text:style-name="P22">margin-bottom: 15;</text:p>
      <text:p text:style-name="P22">}</text:p>
      <text:p text:style-name="P22">&lt;/style&gt;</text:p>
      <text:p text:style-name="P22"/>
      <text:p text:style-name="P22">px</text:p>
      <text:p text:style-name="P22">em</text:p>
      <text:p text:style-name="P22">rem</text:p>
      <text:p text:style-name="P22"/>
      <text:p text:style-name="P23">altijd body</text:p>
      <text:p text:style-name="P23">color</text:p>
      <text:p text:style-name="P23">font-family</text:p>
      <text:p text:style-name="P24"/>
      <text:p text:style-name="P25">speciale class wint van algemene body, en in &lt;style&gt;&lt;/style&gt; is volgorde belangrijk, de 2de of de laatste wint. Maakt niet uit in het HTML element.</text:p>
      <text:p text:style-name="P26"><text:line-break/>#Id wint van .classes </text:p>
      <text:p text:style-name="P27">en</text:p>
      <text:p text:style-name="P27">inline style wint daar weer van</text:p>
      <text:p text:style-name="P27">(&lt;h1 style=”color: green;” class=”pink-text blue-text”&gt;tekst&lt;/h1&gt;</text:p>
      <text:p text:style-name="P27"/>
      <text:p text:style-name="P64"><text:span text:style-name="T27">!important<text:line-break/></text:span><text:span text:style-name="T26">color: red !important;</text:span></text:p>
      <text:p text:style-name="P27"/>
      <text:p text:style-name="P65"><text:span text:style-name="T27">h</text:span><text:span text:style-name="T26">exadecimal colors</text:span></text:p>
      <text:p text:style-name="P28">#000000 is zwart</text:p>
      <text:p text:style-name="P28">2 voor red 2 voor groen 2 voor blauw in die volgorde. F is het hoogst, 0 laagst.</text:p>
      <text:p text:style-name="P28">kan ook korter</text:p>
      <text:p text:style-name="P28">#F00 is rood en de helft korter</text:p>
      <text:p text:style-name="P28"/>
      <text:p text:style-name="P28">rgb kleuren</text:p>
      <text:p text:style-name="P28">rgb(0, 0, 0)</text:p>
      <text:p text:style-name="P28">rgb(255, 255, 255)</text:p>
      <text:p text:style-name="P28"/>
      <text:p text:style-name="P29">variabele in css maken</text:p>
      <text:p text:style-name="P65"><text:span text:style-name="T26">--</text:span><text:span text:style-name="T28">penguin-skin: gray;</text:span></text:p>
      <text:p text:style-name="P66"><text:span text:style-name="T26">nu kan:<text:line-break/>background: var(--penguin-skin, </text:span><text:span text:style-name="T29">black</text:span><text:span text:style-name="T26">)</text:span></text:p>
      <text:p text:style-name="P30">2de kleur is fallback, niet gebruikt (to increase browser compatibility), useful for debugging</text:p>
      <text:p text:style-name="P133"/>
      <text:p text:style-name="P128">background: red</text:p>
      <text:p text:style-name="P128">background: var(--red-color);</text:p>
      <text:p text:style-name="P128"><text:soft-page-break/>(voor compatibiliteit)</text:p>
      <text:p text:style-name="P128"/>
      <text:p text:style-name="P129">:root {</text:p>
      <text:p text:style-name="P129">}</text:p>
      <text:p text:style-name="P129">grijpt vaak terug op html element dus helemaal naar de oorsprong</text:p>
      <text:p text:style-name="P130">alles daarin kan daarna nog een keer gebruikt worden om te specificeren</text:p>
      <text:p text:style-name="P130"/>
      <text:p text:style-name="P130"/>
      <text:p text:style-name="P130">en dan iets heel mysterieus:</text:p>
      <text:p text:style-name="P67"><text:span text:style-name="T28">k</text:span><text:span text:style-name="T26">an dat specificeren aspect ook gebruiken voor:<text:line-break/>@media (max-width: 350) { (net als :root maar meestal daarna)</text:span></text:p>
      <text:p text:style-name="P31">gespecificeerde values</text:p>
      <text:p text:style-name="P31">}</text:p>
      <text:p text:style-name="P153"/>
      <text:p text:style-name="P31"/>
      <text:p text:style-name="P110">Applied Visual Design</text:p>
      <text:p text:style-name="P32"/>
      <text:p text:style-name="P33">text-align: center/left/right;</text:p>
      <text:p text:style-name="P33">text-align: justify verdeelt over hele ruimte op laatste zin na</text:p>
      <text:p text:style-name="P33"/>
      <text:p text:style-name="P34">width: nummer+eenheid</text:p>
      <text:p text:style-name="P34">height:</text:p>
      <text:p text:style-name="P34"/>
      <text:p text:style-name="P35">&lt;strong&gt;&lt;/strong&gt; (dikgedrukt)</text:p>
      <text:p text:style-name="P35">&lt;u&gt;&lt;/u&gt; (underline, can be confused with a link anchor tags)</text:p>
      <text:p text:style-name="P35">&lt;em&gt;&lt;/em&gt; (italicize)</text:p>
      <text:p text:style-name="P36">&lt;s&gt;&lt;/s&gt; (strike through text)</text:p>
      <text:p text:style-name="P35"/>
      <text:p text:style-name="P37">&lt;hr&gt;&lt;/hr&gt; (horizontal line of element)</text:p>
      <text:p text:style-name="P37"/>
      <text:p text:style-name="P38">rgba(255, 255, 255, 0.5) (gaat van 0 tot 1, 0 transparant)</text:p>
      <text:p text:style-name="P38"/>
      <text:p text:style-name="P39">&lt;h1&gt; zijn header tags</text:p>
      <text:p text:style-name="P39">font-size</text:p>
      <text:p text:style-name="P39"/>
      <text:p text:style-name="P40">box-shadow: offset-x offset-y blur-radius spread-radius color</text:p>
      <text:p text:style-name="P40">(blur radius and spread-radius optional)</text:p>
      <text:p text:style-name="P39"/>
      <text:p text:style-name="P40">text-transform: lowercase/uppercase/capitalize/initial/inherit/none</text:p>
      <text:p text:style-name="P40">initial uses default value</text:p>
      <text:p text:style-name="P40">inherit use text-transform value from the parent element</text:p>
      <text:p text:style-name="P40"/>
      <text:p text:style-name="P41">font-size</text:p>
      <text:p text:style-name="P41">font-weight (grote getallen in oefening, 200 tot 800)</text:p>
      <text:p text:style-name="P41"/>
      <text:p text:style-name="P41">line-height:</text:p>
      <text:p text:style-name="P41"/>
      <text:p text:style-name="P41">a:hover {</text:p>
      <text:p text:style-name="P41">color: blue;</text:p>
      <text:p text:style-name="P41">}</text:p>
      <text:p text:style-name="P41"><text:soft-page-break/></text:p>
      <text:p text:style-name="P41">position: relative;</text:p>
      <text:p text:style-name="P89"><text:span text:style-name="T11">top/right/bottom/left: </text:span><text:span text:style-name="T12">(</text:span><text:span text:style-name="T30">weg</text:span><text:span text:style-name="T12"> van gekozen richting)</text:span></text:p>
      <text:p text:style-name="P42"/>
      <text:p text:style-name="P90"><text:span text:style-name="T12">p</text:span><text:span text:style-name="T11">osition: absolute; (geen idee wat dit doet, maar kan op een parent die weer relative heeft)</text:span></text:p>
      <text:p text:style-name="P42"/>
      <text:p text:style-name="P91"><text:span text:style-name="T12">f</text:span><text:span text:style-name="T11">ixed: blijft plakken als je scrollt</text:span></text:p>
      <text:p text:style-name="P43"/>
      <text:p text:style-name="P43">float: left/right; (vaak in combinatie met width, hoeveel ruimte hij inneemt aan de linker of rechter kant (naar het midden toe dus))</text:p>
      <text:p text:style-name="P43">z-index-blauw: 2;</text:p>
      <text:p text:style-name="P43">z-index-rood: 1;</text:p>
      <text:p text:style-name="P43">blauw zit nu op rood, dus blauw wordt helemaal weergegeven en rood deels (als ze overlappen)</text:p>
      <text:p text:style-name="P43"/>
      <text:p text:style-name="P44">margin: auto; kiest het midden voor een element, dat is het effect</text:p>
      <text:p text:style-name="P44"/>
      <text:p text:style-name="P44">kleuren, iets anders dan vroeger werd verteld het werkt voortaan met rood groen blauw</text:p>
      <text:p text:style-name="P44">blauw is wel het tegenovergestelde van geel. Maar rood is niet het tegenovergestelde van groen. Raar… dat werd bij die 3D brillen nog wel gebruikt…</text:p>
      <text:p text:style-name="P44"/>
      <text:p text:style-name="P92"><text:span text:style-name="T11">hsl(360, 100%, 50%) (hue, saturation, lightness </text:span><text:span text:style-name="T13">of hsl</text:span><text:span text:style-name="T11">)</text:span></text:p>
      <text:p text:style-name="P45"/>
      <text:p text:style-name="P46">background: linear-gradient(degrees, color1, color2, color3, …); (degrees in example 35deg)</text:p>
      <text:p text:style-name="P46"/>
      <text:p text:style-name="P46">background: repeating-linear-gradient(degrees, color1 px, color2 px, color3 px, color4 px)</text:p>
      <text:p text:style-name="P46"/>
      <text:p text:style-name="P47">background: url(link (niet in quotes maar direct))</text:p>
      <text:p text:style-name="P47"/>
      <text:p text:style-name="P48">transform: scale(multiplied);</text:p>
      <text:p text:style-name="P48"/>
      <text:p text:style-name="P48">div:hover {</text:p>
      <text:p text:style-name="P48">transform: scale(); (was al bekend eigenlijk)</text:p>
      <text:p text:style-name="P48">}</text:p>
      <text:p text:style-name="P48"/>
      <text:p text:style-name="P48">transform: skewX(24deg);</text:p>
      <text:p text:style-name="P48">transform: skewY(-10);</text:p>
      <text:p text:style-name="P48"/>
      <text:p text:style-name="P49">een maanvorm gemaakt</text:p>
      <text:p text:style-name="P49"/>
      <text:p text:style-name="P93"><text:span text:style-name="T11">::</text:span><text:span text:style-name="T14">before</text:span></text:p>
      <text:p text:style-name="P50">::after bijv.</text:p>
      <text:p text:style-name="P50">.heart::before</text:p>
      <text:p text:style-name="P50">.heart::after (waar het echt goed voor is weet ik nog niet)</text:p>
      <text:p text:style-name="P49">transform: rotate(-45deg);</text:p>
      <text:p text:style-name="P49"/>
      <text:p text:style-name="P50">animation-name: naam;</text:p>
      <text:p text:style-name="P50">animation-duration: 4s; (kan ook in ms, 1000ms is 1s)</text:p>
      <text:p text:style-name="P50">@keyframes naam {<text:line-break/>0% {</text:p>
      <text:p text:style-name="P50"><text:soft-page-break/>kleur<text:line-break/>}<text:line-break/>50% {</text:p>
      <text:p text:style-name="P50">andere kleur<text:line-break/>}</text:p>
      <text:p text:style-name="P50">100% {<text:line-break/>laatste kleur {<text:line-break/>}</text:p>
      <text:p text:style-name="P50">}</text:p>
      <text:p text:style-name="P48"/>
      <text:p text:style-name="P51">animation-fill-mode: forwards (om de eindstand vast te houden bij het einde v/d animatie)</text:p>
      <text:p text:style-name="P48"/>
      <text:p text:style-name="P52">animation-iteration-count (enkele keren, of “infinite” zonder aanhalingstekens)</text:p>
      <text:p text:style-name="P52">ease (start slow speeds up in middle then slows down)</text:p>
      <text:p text:style-name="P94"><text:span text:style-name="T11">ease-out (starts </text:span><text:span text:style-name="T15">quick and then slows down)</text:span></text:p>
      <text:p text:style-name="P53">ease-in (starts slow and then speeds up)</text:p>
      <text:p text:style-name="P53">linear</text:p>
      <text:p text:style-name="P53"/>
      <text:p text:style-name="P95"><text:span text:style-name="T11">bezier-curves, je hebt maar 2 punten die je kunt manipuleren:<text:line-break/></text:span><text:span text:style-name="T16">cubic-bezier</text:span><text:span text:style-name="T11">(x1, y1, x2, y2)</text:span></text:p>
      <text:p text:style-name="P54">x as is de tijd</text:p>
      <text:p text:style-name="P55">y as kan ook hoger als 1</text:p>
      <text:p text:style-name="P154"/>
      <text:p text:style-name="P55"/>
      <text:p text:style-name="P111">Applied Accessibility</text:p>
      <text:p text:style-name="P56"/>
      <text:p text:style-name="P56">&lt;img src=”link” alt=”description”&gt;<text:line-break/></text:p>
      <text:p text:style-name="P57">alt lege beschrijving als het niet nodig is, dus wel nog steeds een alt maar met een lege string “”</text:p>
      <text:p text:style-name="P57"/>
      <text:p text:style-name="P96"><text:span text:style-name="T11">gebruik de &lt;h...&gt; tags nuttig en niet voor hun grootte, die kan je altijd nog aanpassen. En iedere pagina zou maar één &lt;h1&gt;&lt;/h1&gt; moeten hebben, als titel of iets vergelijkbaars. </text:span><text:span text:style-name="T17">Van de andere kunnen er meer zijn.</text:span></text:p>
      <text:p text:style-name="P58"/>
      <text:p text:style-name="P58">Van main zou er ook maar 1 moeten zijn, en dat moet het engelse main ook uitbeelden. Dus dat gaat om het belangrijkste deel van de website. Het “hoofd”-deel zoals wij dat in het Nederlands zouden zeggen.</text:p>
      <text:p text:style-name="P58"/>
      <text:p text:style-name="P59">“article” is voor stand-alone content. “section” is for grouping thematically related content. Dus is voor meerdere “delen”. Als ze niks met elkaar te maken hebben kun je &lt;div&gt;&lt;/div&gt; gebruiken.</text:p>
      <text:p text:style-name="P59"/>
      <text:p text:style-name="P97"><text:span text:style-name="T40">The next HTML5 element that adds semantic meaning and improves accessibility is the </text:span><text:span text:style-name="Source_20_Text"><text:span text:style-name="T33">header</text:span></text:span><text:span text:style-name="T40"> tag. It's used to wrap introductory information or navigation links for its parent tag and works well around content that's repeated at the top on multiple pages.</text:span></text:p>
      <text:p text:style-name="P134"/>
      <text:p text:style-name="P135">&lt;nav&gt;&lt;/nav&gt; is voor als je een aantal links bijvoorbeeld bovenaan de pagina hebt staan, maar onderaan de pagina hoeft dat niet, daar kan je een footer voor gebruiken.</text:p>
      <text:p text:style-name="P135"/>
      <text:p text:style-name="P136"/>
      <text:p text:style-name="P136"/>
      <text:p text:style-name="P136"><text:soft-page-break/>&lt;audio id=”naam” controls&gt;</text:p>
      <text:p text:style-name="P136">&lt;source src=”link” type=”audio/mpeg”&gt;<text:line-break/>&lt;/audio&gt;</text:p>
      <text:p text:style-name="P137"/>
      <text:p text:style-name="P139">&lt;figure&gt;<text:line-break/>&lt;figcaption&gt;&lt;/figcaption&gt;<text:line-break/>&lt;/figure&gt;</text:p>
      <text:p text:style-name="P138"/>
      <text:p text:style-name="P140">&lt;form&gt;</text:p>
      <text:p text:style-name="P98"><text:span text:style-name="T40">&lt;label for=”</text:span><text:span text:style-name="T42">email1</text:span><text:span text:style-name="T40">”&gt;tekst&lt;/label&gt;<text:line-break/>&lt;input type=”text” id=”</text:span><text:span text:style-name="T42">email1</text:span><text:span text:style-name="T40">” name=”email”&gt; </text:span><text:span text:style-name="T41">(niet zo zeker meer van)</text:span></text:p>
      <text:p text:style-name="P140">---<text:line-break/>&lt;input type=”submit” name=”submit” value=”Submit”&gt;</text:p>
      <text:p text:style-name="P140">&lt;/form&gt;</text:p>
      <text:p text:style-name="P140"/>
      <text:p text:style-name="P141">zo kan je ook bij radio knoppen een &lt;fieldset&gt;&lt;/fieldset&gt; gebruiken ipv een div. En dan de “vraag” met een &lt;legend&gt;&lt;/legend&gt;</text:p>
      <text:p text:style-name="P141"/>
      <text:p text:style-name="P142">je kunt naast “text” en “submit” ook een type “date” gebruiken sinds HTML5, maar het helpt om erbij te vermelden dat het om een datum gaat omdat oudere browsers naar “text” terugvallen</text:p>
      <text:p text:style-name="P142"/>
      <text:p text:style-name="P124"><text:span text:style-name="T43">&lt;</text:span><text:span text:style-name="T44">time datetime="2016-09-15"&gt;Thursday, September 15&lt;sup&gt;th&lt;/sup&gt;&lt;/time&gt;. </text:span><text:span text:style-name="T45">(doet verder niks)</text:span></text:p>
      <text:p text:style-name="P132"/>
      <text:p text:style-name="P132">.sr-only {</text:p>
      <text:p text:style-name="P147">    <text:span text:style-name="T2">position: absolute;</text:span></text:p>
      <text:p text:style-name="P147">    <text:span text:style-name="T2">left: -10000px;</text:span></text:p>
      <text:p text:style-name="P147">    <text:span text:style-name="T2">width: 1px;</text:span></text:p>
      <text:p text:style-name="P147">    <text:span text:style-name="T2">height: 1px;</text:span></text:p>
      <text:p text:style-name="P147">    <text:span text:style-name="T2">top: auto;</text:span></text:p>
      <text:p text:style-name="P147">    <text:span text:style-name="T2">overflow: hidden;</text:span></text:p>
      <text:p text:style-name="P147">  <text:span text:style-name="T2">}</text:span></text:p>
      <text:p text:style-name="P125"><text:span text:style-name="T45">(</text:span><text:span text:style-name="T44">sr-only staat voor screen-reader only)</text:span><text:span text:style-name="T46">(dit is om iets te verbergen)</text:span></text:p>
      <text:p text:style-name="P142"/>
      <text:p text:style-name="P143">er is zoiets als een kleur contrast ratio die minimaal 4,5 to 1 moet zijn</text:p>
      <text:p text:style-name="P143"/>
      <text:p text:style-name="P144">er zijn ook simulaties om te laten zien hoe sommige kleuren eruit zien voor een bepaalde kleurblindheid, wat erg handig is samen met de contrast-methode</text:p>
      <text:p text:style-name="P99"/>
      <text:p text:style-name="P68">mensen met een handicap hebben ook de optie om delen over te slaan, en onder andere alleen de links voor te lezen. Daarom functioneert een “klik hier” en daarbuiten de beschrijving dan niet. Dus als je een &lt;a href=”link”&gt;&lt;/a&gt; element hebt, zorg dan dat er een beschrijvende tekst binnen die haakjes staat.</text:p>
      <text:p text:style-name="P68"/>
      <text:p text:style-name="P68">Je kunt ook accesskey’s toewijzen, vaak voor interactieve content (dat is het meest nuttig).</text:p>
      <text:p text:style-name="P68">&lt;a id=”naam” href=”link” accesskey=”g”&gt;&lt;/a&gt;</text:p>
      <text:p text:style-name="P68"/>
      <text:p text:style-name="P69">als users door een website heen tabben dan kun je voor een element een stop vragen door de tabindex=”0” te gebruiken. Er worden soms ook negatieve waarden hiervoor gebruikt maar dat is beyond the scope voor deze lessen.</text:p>
      <text:p text:style-name="P70"><text:soft-page-break/>Je kunt ook met tabindex 1, 2 en 3 enz. de volgorde bepalen. Maar wees voorzichtig voordat je hier toe over gaat. 1 is dan als eerst, daarna opvolgende nummers en dan de default en nul waardes. Mensen verwachten van boven naar beneden te gaan.</text:p>
      <text:p text:style-name="P151"/>
      <text:p text:style-name="P69"/>
      <text:p text:style-name="P100">Responsive Web Design Principles</text:p>
      <text:p text:style-name="P71"/>
      <text:p text:style-name="P72">volgende lukt niet op chromium browser</text:p>
      <text:p text:style-name="P101"><text:span text:style-name="T3">@media (max-heigh</text:span><text:span text:style-name="T10">t</text:span><text:span text:style-name="T3">: 800px) {</text:span></text:p>
      <text:p text:style-name="P72">p</text:p>
      <text:p text:style-name="P72">{</text:p>
      <text:p text:style-name="P72">font-size: 10px;</text:p>
      <text:p text:style-name="P72">}</text:p>
      <text:p text:style-name="P72">}</text:p>
      <text:p text:style-name="P71"/>
      <text:p text:style-name="P73">voeg dit toe</text:p>
      <text:p text:style-name="P73">img {</text:p>
      <text:p text:style-name="P73">max-width: 100%;</text:p>
      <text:p text:style-name="P73">height: auto;<text:line-break/>}</text:p>
      <text:p text:style-name="P73"/>
      <text:p text:style-name="P73">voor high resolution displays (mac retina)<text:line-break/>img { height: 0.5; width: 0.5; } (half dus, half zo groot maken)</text:p>
      <text:p text:style-name="P73"/>
      <text:p text:style-name="P74">je kunt ook een andere eenheid gebruiken voor groottes, namelijk:</text:p>
      <text:p text:style-name="P102"><text:span text:style-name="T47">vw </text:span><text:span text:style-name="T5">viewport width: 10vw would be 10% of the viewport’s width</text:span></text:p>
      <text:p text:style-name="P102"><text:span text:style-name="T47">vh</text:span><text:span text:style-name="T4"> </text:span><text:span text:style-name="T5">viewport height: 3vh would be 3% of the viewport’s height</text:span></text:p>
      <text:p text:style-name="P102"><text:span text:style-name="T47">vmin</text:span><text:span text:style-name="T4"> </text:span><text:span text:style-name="T5">viewport minimum: 70vmin would be 70% of the viewport’s smaller dimension (height or width)</text:span></text:p>
      <text:p text:style-name="P102"><text:span text:style-name="T47">vmax</text:span><text:span text:style-name="T4"> </text:span><text:span text:style-name="T5">viewport maximum: 100vmax would be 100% of the viewport’s bigger dimension (height or width)</text:span><text:span text:style-name="T3"><text:line-break/>h2 {<text:line-break/>width: 80vw;</text:span></text:p>
      <text:p text:style-name="P73">}</text:p>
      <text:p text:style-name="P152"/>
      <text:p text:style-name="P73"/>
      <text:p text:style-name="P103">CSS Flexbox</text:p>
      <text:p text:style-name="P75"/>
      <text:p text:style-name="P103"><text:span text:style-name="T3">#box-container {<text:line-break/>display: flex;<text:line-break/>} </text:span><text:span text:style-name="T6">(moet waarschijnlijk bij veel elementen, of dat kan in ieder geval)</text:span></text:p>
      <text:p text:style-name="P76"/>
      <text:p text:style-name="P77">flex-direction: row/column/row-reverse/column-reverse;</text:p>
      <text:p text:style-name="P78">row is horizontaal</text:p>
      <text:p text:style-name="P78">column is verticaal</text:p>
      <text:p text:style-name="P78"/>
      <text:p text:style-name="P126"><text:a xlink:type="simple" xlink:href="https://codepen.io/Importantbookworm/full/wvaLBGJ" text:style-name="Internet_20_link" text:visited-style-name="Visited_20_Internet_20_Link"/></text:p>
      <text:p text:style-name="P126"/>
      <text:p text:style-name="P126"/>
      <text:p text:style-name="P127"><text:soft-page-break/>Als je dit hebt, dan kun je in box-container flex-direction: column zetten en dan staan box-1 en box-2 onder elkaar:</text:p>
      <text:p text:style-name="P126">&lt;div id="box-container"&gt;</text:p>
      <text:p text:style-name="P146"><text:tab/>&lt;div id="box-1"&gt;&lt;/div&gt;</text:p>
      <text:p text:style-name="P146"><text:tab/>&lt;div id="box-2"&gt;&lt;/div&gt;</text:p>
      <text:p text:style-name="P146">&lt;/div&gt;</text:p>
      <text:p text:style-name="P123"/>
      <text:p text:style-name="P79">justify-content: center;</text:p>
      <text:p text:style-name="P79">of</text:p>
      <text:p text:style-name="P79">flex-start (default)</text:p>
      <text:p text:style-name="P79">flex-end</text:p>
      <text:p text:style-name="P79">space-between</text:p>
      <text:p text:style-name="P79">space-around</text:p>
      <text:p text:style-name="P79">space-evenly</text:p>
      <text:p text:style-name="P79"/>
      <text:p text:style-name="P80">align-items: stretch; (cross-axis)</text:p>
      <text:p text:style-name="P80">of</text:p>
      <text:p text:style-name="P80">flex-start</text:p>
      <text:p text:style-name="P80">flex-end</text:p>
      <text:p text:style-name="P80">center</text:p>
      <text:p text:style-name="P80">stretch (default)</text:p>
      <text:p text:style-name="P80">baseline</text:p>
      <text:p text:style-name="P80"/>
      <text:p text:style-name="P81">flex-wrap: nowrap; (default)</text:p>
      <text:p text:style-name="P81">of</text:p>
      <text:p text:style-name="P81">wrap</text:p>
      <text:p text:style-name="P81">wrap-reverse</text:p>
      <text:p text:style-name="P81"/>
      <text:p text:style-name="P104">flex items</text:p>
      <text:p text:style-name="P81"/>
      <text:p text:style-name="P81">flex-shrink: nummer; hoe hoger hoe sneller hij kleiner wordt</text:p>
      <text:p text:style-name="P81">flex-grow: nummer; hoe hoger hoe groter hij wordt</text:p>
      <text:p text:style-name="P82">flex-basis: nummer in px/em/% </text:p>
      <text:p text:style-name="P82">flex: grownr. shrinknr., basisnr. (korter, default is 0 1 auto;)</text:p>
      <text:p text:style-name="P82"/>
      <text:p text:style-name="P82">order: nummer; (volgorde, kan ook negatief)</text:p>
      <text:p text:style-name="P82"/>
      <text:p text:style-name="P83">align-self: zelfde waarden als align-items hierboven.</text:p>
      <text:p text:style-name="P83"/>
      <text:p text:style-name="P105">CSS Grid</text:p>
      <text:p text:style-name="P84"/>
      <text:p text:style-name="P160"><text:span text:style-name="T3">Turn any HTML element into a grid container by setting its </text:span><text:span text:style-name="Source_20_Text"><text:span text:style-name="T34">display</text:span></text:span><text:span text:style-name="T3"> property to </text:span><text:span text:style-name="Source_20_Text"><text:span text:style-name="T34">grid</text:span></text:span><text:span text:style-name="T3">. This gives you the ability to use all the other properties associated with CSS Grid.</text:span></text:p>
      <text:p text:style-name="Text_20_body"><text:span text:style-name="Strong_20_Emphasis"><text:span text:style-name="T31">Note:</text:span></text:span><text:span text:style-name="T31"> In CSS Grid, the parent element is referred to as the </text:span><text:span text:style-name="Definition"><text:span text:style-name="T31">container</text:span></text:span><text:span text:style-name="T31"> and its children are called </text:span><text:span text:style-name="Definition"><text:span text:style-name="T31">items</text:span></text:span><text:span text:style-name="T31">.</text:span></text:p>
      <text:p text:style-name="P85">grid-template-columns: 100px 100px 100px;</text:p>
      <text:p text:style-name="P85"/>
      <text:p text:style-name="P85">grid-template-rows: 50px 50px;</text:p>
      <text:p text:style-name="P85"><text:soft-page-break/>Kan ook andere eenheden:<text:line-break/>grid-template-columns: auto 50px 10% 2fr 1fr;</text:p>
      <text:p text:style-name="P85"/>
      <text:p text:style-name="P85">grid-column-gap: 10px;</text:p>
      <text:p text:style-name="P86">grid-row-gap: 5px;</text:p>
      <text:p text:style-name="P86">grid-gap: nummer1, nummer2 (als je maar 1 nummer gebruikt gebruikt ie die voor rows en columns, en als je 2 nummers gebruikt de eerste voor row en tweede voor column)</text:p>
      <text:p text:style-name="P86"/>
      <text:p text:style-name="P86">grid-column: 1 / 3;</text:p>
      <text:p text:style-name="P106"><text:span text:style-name="T3">grid-row: </text:span><text:span text:style-name="T7">2 / 4; </text:span></text:p>
      <text:p text:style-name="P87">(begint bij 1 en gaat zo stapjes horizontaal voor columns en verticaal voor rows)</text:p>
      <text:p text:style-name="P87"/>
      <text:p text:style-name="P107"><text:span text:style-name="T3">justify-self: start/center/end; </text:span><text:span text:style-name="T8">(horizontaal)</text:span></text:p>
      <text:p text:style-name="P88">align-self: start/center/end; (verticaal)</text:p>
      <text:p text:style-name="P88"/>
      <text:p text:style-name="P88">justify-items: start/center/end; </text:p>
      <text:p text:style-name="P88">align-items: start/center/end;</text:p>
      <text:p text:style-name="P88">(in container)</text:p>
      <text:p text:style-name="P88"/>
      <text:p text:style-name="P156"><text:span text:style-name="Source_20_Text"><text:span text:style-name="T32">grid-template-areas:</text:span></text:span></text:p>
      <text:p text:style-name="Preformatted_20_Text"><text:span text:style-name="Source_20_Text"><text:span text:style-name="T35"><text:s text:c="2"/>"header header header"</text:span></text:span></text:p>
      <text:p text:style-name="Preformatted_20_Text"><text:span text:style-name="Source_20_Text"><text:span text:style-name="T35"><text:s text:c="2"/>"advert content content"</text:span></text:span></text:p>
      <text:p text:style-name="P159"><text:span text:style-name="Source_20_Text"><text:span text:style-name="T35"><text:s text:c="2"/>"footer footer footer"; </text:span></text:span><text:span text:style-name="Source_20_Text"><text:span text:style-name="T36">(elke row is met haakjes, en een cell kan leeg zijn door . neer te zetten)</text:span></text:span></text:p>
      <text:p text:style-name="P108"><text:span text:style-name="T3">.</text:span><text:span text:style-name="T9">item {</text:span></text:p>
      <text:p text:style-name="P60">grid-area: header;</text:p>
      <text:p text:style-name="P149"><text:span text:style-name="T18">}<text:line-break/><text:line-break/></text:span><text:span text:style-name="Source_20_Text"><text:span text:style-name="T37">grid-area: horizontal line to start at / vertical line to start at / horizontal line to end at / vertical line to end at;</text:span></text:span></text:p>
      <text:p text:style-name="P60">bijv.</text:p>
      <text:p text:style-name="P60">grid-area: 3/1/4/4;</text:p>
      <text:p text:style-name="P60"/>
      <text:p text:style-name="P60">grid-template-rows: repeat(100, 50px);</text:p>
      <text:p text:style-name="P157"><text:span text:style-name="Source_20_Text"><text:span text:style-name="T34">grid-template-columns: repeat(2, 1fr 50px) 20px; wordt hetzelfde als:</text:span></text:span></text:p>
      <text:p text:style-name="P157"><text:span text:style-name="Source_20_Text"><text:span text:style-name="T34">grid-template-columns: 1fr 50px 1fr 50px 20px;</text:span></text:span></text:p>
      <text:p text:style-name="P157"><text:span text:style-name="Source_20_Text"><text:span text:style-name="T34"/></text:span></text:p>
      <text:p text:style-name="P157"><text:span text:style-name="Source_20_Text"><text:span text:style-name="T34">grid-template-columns: 100px minmax(50px, 200px);</text:span></text:span></text:p>
      <text:p text:style-name="P60"/>
      <text:p text:style-name="P158"><text:span text:style-name="Source_20_Text"><text:span text:style-name="T18">repeat(auto-fill, minmax(60px, 1fr)); </text:span></text:span><text:span text:style-name="Source_20_Text"><text:span text:style-name="T19">(</text:span></text:span><text:span text:style-name="Source_20_Text"><text:span text:style-name="T38">this setup keeps inserting 60px columns and stretching them until it can insert another one.</text:span></text:span><text:span text:style-name="Source_20_Text"><text:span text:style-name="T19">)</text:span></text:span></text:p>
      <text:p text:style-name="P109"><text:span text:style-name="Strong_20_Emphasis"><text:span text:style-name="T3">Note:</text:span></text:span><text:span text:style-name="T3"> If your container can't fit all your items on one row, it will move them down to a new one.</text:span></text:p>
      <text:p text:style-name="P60"/>
      <text:p text:style-name="P61">auto-fit doet wat je denkt dat het doet, lijkt op auto-fill</text:p>
      <text:p text:style-name="P61">zelfde Note applies als hierboven</text:p>
      <text:p text:style-name="P61"/>
      <text:p text:style-name="P62">grid in een grid</text:p>
      <text:p text:style-name="P62">display: grid;</text:p>
      <text:p text:style-name="P62">display-template-columns: auto 1fr;</text:p>
      <text:p text:style-name="P155"/>
      <text:p text:style-name="P112"><text:soft-page-break/>Aantekeningen</text:p>
      <text:p text:style-name="P62"/>
      <text:p text:style-name="P62">&lt;a href="https://ibb.co/P4MxsXw"&gt;&lt;img src="https://i.ibb.co/ft9MV64/muhammad-ali-vechtend.jpg" alt="muhammad-ali-vechtend" border="0"&gt;&lt;/a&gt;</text:p>
      <text:p text:style-name="P62"/>
      <text:p text:style-name="P63">Dit moest ik doen om de eerste website werkend te krijgen:</text:p>
      <text:p text:style-name="P63">#image {</text:p>
      <text:p text:style-name="P63">width: 100% <text:span text:style-name="T49">(ik had max-width)</text:span></text:p>
      <text:p text:style-name="P63">height: auto;</text:p>
      <text:p text:style-name="P112">max-width: 799;</text:p>
      <text:p text:style-name="P112">margin-left: auto;</text:p>
      <text:p text:style-name="P112">margin-right: auto;</text:p>
      <text:p text:style-name="P63"><text:span text:style-name="T39">display: block;</text:span><text:line-break/>}</text:p>
      <text:p text:style-name="P63"/>
      <text:p text:style-name="P161">Je hebt &lt;head&gt; als in &lt;head&gt; en &lt;body&gt; en je hebt &lt;header&gt; en dat is weer hetzelfde als &lt;footer&gt;. Was daar even in de war over.</text:p>
      <text:p text:style-name="P161"/>
      <text:p text:style-name="P162">&lt;head&gt;</text:p>
      <text:p text:style-name="P166">&lt;meta charset=”utf-8”&gt; <text:s text:c="3"/>&lt; ----------- toevoegen</text:p>
      <text:p text:style-name="P162">&lt;title&gt;My test page&lt;/title&gt;<text:line-break/>&lt;/head&gt;</text:p>
      <text:p text:style-name="P162"><text:line-break/><text:span text:style-name="T50">&lt;head&gt;</text:span></text:p>
      <text:p text:style-name="P163">&lt;link href=”styles/style.css” rel=”stylesheet”&gt;</text:p>
      <text:p text:style-name="P164">&lt;/head&gt;</text:p>
      <text:p text:style-name="P163">styles is hier folder-naam</text:p>
      <text:p text:style-name="P163"/>
      <text:p text:style-name="P165">vi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8ae5c" officeooo:paragraph-rsid="0068ae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6:12:33.517701085</meta:creation-date>
    <dc:date>2020-04-07T20:42:05.506460768</dc:date>
    <meta:editing-duration>P3DT15H34M36S</meta:editing-duration>
    <meta:editing-cycles>41</meta:editing-cycles>
    <meta:generator>LibreOffice/6.0.7.3$Linux_X86_64 LibreOffice_project/00m0$Build-3</meta:generator>
    <meta:document-statistic meta:table-count="0" meta:image-count="0" meta:object-count="0" meta:page-count="12" meta:paragraph-count="349" meta:word-count="1963" meta:character-count="13429" meta:non-whitespace-character-count="11764"/>
  </office:meta>
</office:document-meta>
</file>